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 loext:contextual-spacing="false" style:line-height-at-least="0.494cm" fo:text-align="justify" style:justify-single-word="false"/>
      <style:text-properties officeooo:rsid="00134602" officeooo:paragraph-rsid="0017cba7"/>
    </style:style>
    <style:style style:name="P2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officeooo:rsid="00134602" officeooo:paragraph-rsid="0015c79e"/>
    </style:style>
    <style:style style:name="P3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officeooo:rsid="00134602" officeooo:paragraph-rsid="0017cba7"/>
    </style:style>
    <style:style style:name="P4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fo:color="#000000" style:text-outline="false" style:font-name="ArialMT" fo:font-size="12pt" fo:letter-spacing="normal" fo:font-style="normal" style:text-underline-style="none" fo:font-weight="normal" officeooo:rsid="00134602" officeooo:paragraph-rsid="0015c79e" style:letter-kerning="false" style:font-size-asian="12pt" style:font-style-asian="normal" style:font-weight-asian="normal"/>
    </style:style>
    <style:style style:name="P5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fo:color="#000000" style:text-outline="false" style:font-name="ArialMT" fo:font-size="12pt" fo:letter-spacing="normal" fo:font-style="normal" style:text-underline-style="none" fo:font-weight="normal" officeooo:rsid="00134602" officeooo:paragraph-rsid="0018a0e8" style:letter-kerning="false" style:font-size-asian="12pt" style:font-style-asian="normal" style:font-weight-asian="normal"/>
    </style:style>
    <style:style style:name="P6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officeooo:paragraph-rsid="0015c79e"/>
    </style:style>
    <style:style style:name="P7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officeooo:paragraph-rsid="0017cba7"/>
    </style:style>
    <style:style style:name="P8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fo:color="#fc1507" style:text-outline="false" style:font-name="Times-Bold" fo:font-size="12pt" fo:letter-spacing="normal" fo:font-style="normal" style:text-underline-style="none" fo:font-weight="bold" officeooo:paragraph-rsid="00164eee" style:letter-kerning="false" style:font-size-asian="12pt" style:font-style-asian="normal" style:font-weight-asian="bold"/>
    </style:style>
    <style:style style:name="P9" style:family="paragraph" style:parent-style-name="Standard">
      <style:paragraph-properties fo:margin-top="0cm" fo:margin-bottom="0.423cm" loext:contextual-spacing="false" style:line-height-at-least="0.494cm" fo:text-align="justify" style:justify-single-word="false"/>
      <style:text-properties officeooo:paragraph-rsid="0017cba7"/>
    </style:style>
    <style:style style:name="P10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officeooo:rsid="0017cba7" officeooo:paragraph-rsid="0017cba7"/>
    </style:style>
    <style:style style:name="P11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fo:color="#000000" style:text-outline="false" style:font-name="ArialMT" fo:font-size="12pt" fo:letter-spacing="normal" fo:font-style="normal" style:text-underline-style="none" fo:font-weight="normal" officeooo:rsid="00134602" officeooo:paragraph-rsid="0017cba7" style:letter-kerning="false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fo:color="#000000" style:text-outline="false" style:font-name="ArialMT" fo:font-size="12pt" fo:letter-spacing="normal" fo:font-style="normal" style:text-underline-style="none" fo:font-weight="normal" officeooo:rsid="00134602" officeooo:paragraph-rsid="0015c79e" style:letter-kerning="false" style:font-size-asian="12pt" style:font-style-asian="normal" style:font-weight-asian="normal"/>
    </style:style>
    <style:style style:name="P13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fo:color="#000000" style:text-outline="false" style:font-name="ArialMT" fo:font-size="12pt" fo:letter-spacing="normal" fo:font-style="normal" style:text-underline-style="none" fo:font-weight="normal" officeooo:paragraph-rsid="0015c79e" style:letter-kerning="false" style:font-size-asian="12pt" style:font-style-asian="normal" style:font-weight-asian="normal"/>
    </style:style>
    <style:style style:name="P14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fo:color="#000000" style:text-outline="false" style:font-name="ArialMT" fo:font-size="12pt" fo:letter-spacing="normal" fo:font-style="normal" style:text-underline-style="none" fo:font-weight="normal" officeooo:paragraph-rsid="00164eee" style:letter-kerning="false" style:font-size-asian="12pt" style:font-style-asian="normal" style:font-weight-asian="normal"/>
    </style:style>
    <style:style style:name="P15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fo:color="#000000" style:text-outline="false" style:font-name="ArialMT" fo:font-size="12pt" fo:letter-spacing="normal" fo:font-style="normal" style:text-underline-style="none" fo:font-weight="bold" officeooo:rsid="0017cba7" officeooo:paragraph-rsid="0017cba7" style:letter-kerning="false" style:font-size-asian="12pt" style:font-style-asian="normal" style:font-weight-asian="bold" style:font-weight-complex="bold"/>
    </style:style>
    <style:style style:name="P16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fo:color="#000000" style:text-outline="false" style:font-name="ArialMT" fo:font-size="12pt" fo:letter-spacing="normal" fo:font-style="normal" style:text-underline-style="none" fo:font-weight="bold" officeooo:rsid="001a4f14" officeooo:paragraph-rsid="001a4f14" style:letter-kerning="false" style:font-size-asian="12pt" style:font-style-asian="normal" style:font-weight-asian="bold" style:font-weight-complex="bold"/>
    </style:style>
    <style:style style:name="P17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fo:color="#000000" style:text-outline="false" style:font-name="ArialMT" fo:font-size="12pt" fo:letter-spacing="normal" fo:font-style="normal" style:text-underline-style="none" fo:font-weight="bold" officeooo:rsid="0018a0e8" officeooo:paragraph-rsid="0018a0e8" style:letter-kerning="false" style:font-size-asian="12pt" style:font-style-asian="normal" style:font-weight-asian="bold" style:font-weight-complex="bold"/>
    </style:style>
    <style:style style:name="P18" style:family="paragraph" style:parent-style-name="Standard">
      <style:paragraph-properties fo:margin-top="0cm" fo:margin-bottom="0.423cm" loext:contextual-spacing="false" style:line-height-at-least="0.494cm" fo:text-align="justify" style:justify-single-word="false"/>
      <style:text-properties fo:color="#000000" style:text-outline="false" style:font-name="ArialMT" fo:font-size="12pt" fo:letter-spacing="normal" fo:font-style="normal" style:text-underline-style="none" fo:font-weight="bold" officeooo:rsid="0018a0e8" officeooo:paragraph-rsid="0018a0e8" style:letter-kerning="false" style:font-size-asian="12pt" style:font-style-asian="normal" style:font-weight-asian="bold" style:font-weight-complex="bold"/>
    </style:style>
    <style:style style:name="P19" style:family="paragraph" style:parent-style-name="Standard">
      <style:paragraph-properties fo:margin-top="0cm" fo:margin-bottom="0.423cm" loext:contextual-spacing="false" style:line-height-at-least="0.494cm" fo:text-align="justify" style:justify-single-word="false"/>
      <style:text-properties fo:color="#000000" style:text-outline="false" style:font-name="ArialMT" fo:font-size="12pt" fo:letter-spacing="normal" fo:font-style="normal" style:text-underline-style="none" fo:font-weight="bold" officeooo:rsid="0017cba7" officeooo:paragraph-rsid="0017cba7" style:letter-kerning="false" style:font-size-asian="12pt" style:font-style-asian="normal" style:font-weight-asian="bold"/>
    </style:style>
    <style:style style:name="P20" style:family="paragraph" style:parent-style-name="Standard">
      <style:paragraph-properties fo:margin-top="0cm" fo:margin-bottom="0.423cm" loext:contextual-spacing="false" style:line-height-at-least="0.6cm" fo:text-align="justify" style:justify-single-word="false"/>
      <style:text-properties fo:color="#fc1507" style:text-outline="false" style:font-name="Times-Bold" fo:font-size="12pt" fo:letter-spacing="normal" fo:font-style="normal" style:text-underline-style="none" fo:font-weight="bold" officeooo:paragraph-rsid="00164eee" style:letter-kerning="false" style:font-size-asian="12pt" style:font-style-asian="normal" style:font-weight-asian="bold"/>
    </style:style>
    <style:style style:name="P21" style:family="paragraph" style:parent-style-name="Standard" style:list-style-name="WWNum5">
      <style:paragraph-properties fo:margin-left="0cm" fo:margin-right="0cm" fo:margin-top="0cm" fo:margin-bottom="0.423cm" loext:contextual-spacing="false" style:line-height-at-least="0.6cm" fo:text-align="justify" style:justify-single-word="false" fo:text-indent="0cm" style:auto-text-indent="false">
        <style:tab-stops>
          <style:tab-stop style:position="0.035cm"/>
          <style:tab-stop style:position="0.67cm"/>
        </style:tab-stops>
      </style:paragraph-properties>
      <style:text-properties officeooo:paragraph-rsid="0017cba7"/>
    </style:style>
    <style:style style:name="P22" style:family="paragraph" style:parent-style-name="Standard" style:list-style-name="WWNum16">
      <style:paragraph-properties fo:margin-left="0cm" fo:margin-right="0cm" fo:margin-top="0cm" fo:margin-bottom="0.423cm" loext:contextual-spacing="false" style:line-height-at-least="0.6cm" fo:text-align="justify" style:justify-single-word="false" fo:text-indent="0cm" style:auto-text-indent="false">
        <style:tab-stops>
          <style:tab-stop style:position="1.385cm"/>
          <style:tab-stop style:position="2.078cm"/>
        </style:tab-stops>
      </style:paragraph-properties>
      <style:text-properties officeooo:paragraph-rsid="0015c79e"/>
    </style:style>
    <style:style style:name="P23" style:family="paragraph" style:parent-style-name="Standard" style:list-style-name="WWNum16">
      <style:paragraph-properties fo:margin-left="0cm" fo:margin-right="0cm" fo:margin-top="0cm" fo:margin-bottom="0.423cm" loext:contextual-spacing="false" style:line-height-at-least="0.6cm" fo:text-align="justify" style:justify-single-word="false" fo:text-indent="0cm" style:auto-text-indent="false">
        <style:tab-stops>
          <style:tab-stop style:position="1.385cm"/>
          <style:tab-stop style:position="2.078cm"/>
        </style:tab-stops>
      </style:paragraph-properties>
      <style:text-properties fo:color="#000000" style:text-outline="false" style:font-name="ArialMT" fo:font-size="12pt" fo:letter-spacing="normal" fo:font-style="normal" style:text-underline-style="none" fo:font-weight="normal" officeooo:rsid="0018a0e8" officeooo:paragraph-rsid="0018a0e8" style:letter-kerning="false" style:font-size-asian="12pt" style:font-style-asian="normal" style:font-weight-asian="normal"/>
    </style:style>
    <style:style style:name="P24" style:family="paragraph" style:parent-style-name="Standard" style:list-style-name="WWNum16">
      <style:paragraph-properties fo:margin-left="0cm" fo:margin-right="0cm" fo:margin-top="0cm" fo:margin-bottom="0.423cm" loext:contextual-spacing="false" style:line-height-at-least="0.6cm" fo:text-align="justify" style:justify-single-word="false" fo:text-indent="0cm" style:auto-text-indent="false">
        <style:tab-stops>
          <style:tab-stop style:position="1.385cm"/>
          <style:tab-stop style:position="2.078cm"/>
        </style:tab-stops>
      </style:paragraph-properties>
      <style:text-properties fo:color="#000000" style:text-outline="false" style:font-name="ArialMT" fo:font-size="12pt" fo:letter-spacing="normal" fo:font-style="normal" style:text-underline-style="none" fo:font-weight="normal" officeooo:rsid="0018a0e8" officeooo:paragraph-rsid="0018a0e8" style:letter-kerning="false" style:font-size-asian="12pt" style:font-style-asian="normal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.423cm" loext:contextual-spacing="false" style:line-height-at-least="0.6cm" fo:text-align="justify" style:justify-single-word="false" fo:text-indent="0cm" style:auto-text-indent="false">
        <style:tab-stops>
          <style:tab-stop style:position="1.385cm"/>
          <style:tab-stop style:position="2.078cm"/>
        </style:tab-stops>
      </style:paragraph-properties>
      <style:text-properties fo:color="#000000" style:text-outline="false" style:font-name="ArialMT" fo:font-size="12pt" fo:letter-spacing="normal" fo:font-style="normal" style:text-underline-style="none" fo:font-weight="bold" officeooo:rsid="0018a0e8" officeooo:paragraph-rsid="0018a0e8" style:letter-kerning="false" style:font-size-asian="12pt" style:font-style-asian="normal" style:font-weight-asian="bold" style:font-weight-complex="bold"/>
    </style:style>
    <style:style style:name="P26" style:family="paragraph" style:parent-style-name="Standard" style:list-style-name="WWNum16">
      <style:paragraph-properties fo:margin-left="0cm" fo:margin-right="0cm" fo:margin-top="0cm" fo:margin-bottom="0.423cm" loext:contextual-spacing="false" style:line-height-at-least="0.6cm" fo:text-align="justify" style:justify-single-word="false" fo:text-indent="0cm" style:auto-text-indent="false">
        <style:tab-stops>
          <style:tab-stop style:position="1.385cm"/>
          <style:tab-stop style:position="2.078cm"/>
        </style:tab-stops>
      </style:paragraph-properties>
      <style:text-properties fo:color="#000000" style:text-outline="false" style:font-name="ArialMT" fo:font-size="12pt" fo:letter-spacing="normal" fo:font-style="normal" style:text-underline-style="none" fo:font-weight="bold" officeooo:rsid="0018a0e8" officeooo:paragraph-rsid="0018a0e8" style:letter-kerning="false" style:font-size-asian="12pt" style:font-style-asian="normal" style:font-weight-asian="bold" style:font-weight-complex="bold"/>
    </style:style>
    <style:style style:name="P27" style:family="paragraph" style:parent-style-name="Standard" style:list-style-name="WWNum16">
      <style:paragraph-properties fo:margin-left="0cm" fo:margin-right="0cm" fo:margin-top="0cm" fo:margin-bottom="0.423cm" loext:contextual-spacing="false" style:line-height-at-least="0.6cm" fo:text-align="justify" style:justify-single-word="false" fo:text-indent="0cm" style:auto-text-indent="false">
        <style:tab-stops>
          <style:tab-stop style:position="1.385cm"/>
          <style:tab-stop style:position="2.078cm"/>
        </style:tab-stops>
      </style:paragraph-properties>
      <style:text-properties fo:font-weight="normal" officeooo:rsid="0018a0e8" officeooo:paragraph-rsid="0018a0e8" style:font-weight-asian="normal" style:font-weight-complex="normal"/>
    </style:style>
    <style:style style:name="P28" style:family="paragraph" style:parent-style-name="Standard" style:list-style-name="WWNum15">
      <style:paragraph-properties fo:margin-left="0.691cm" fo:margin-right="0cm" fo:margin-top="0cm" fo:margin-bottom="0.423cm" loext:contextual-spacing="false" style:line-height-at-least="0.6cm" fo:text-align="justify" style:justify-single-word="false" fo:text-indent="-0.693cm" style:auto-text-indent="false">
        <style:tab-stops>
          <style:tab-stop style:position="0.035cm"/>
          <style:tab-stop style:position="0.727cm"/>
        </style:tab-stops>
      </style:paragraph-properties>
      <style:text-properties officeooo:paragraph-rsid="0015c79e"/>
    </style:style>
    <style:style style:name="P29" style:family="paragraph" style:parent-style-name="Standard" style:list-style-name="WWNum16">
      <style:paragraph-properties fo:margin-left="-0.002cm" fo:margin-right="0cm" fo:margin-top="0cm" fo:margin-bottom="0.423cm" loext:contextual-spacing="false" style:line-height-at-least="0.6cm" fo:text-align="justify" style:justify-single-word="false" fo:text-indent="0cm" style:auto-text-indent="false">
        <style:tab-stops>
          <style:tab-stop style:position="1.385cm"/>
          <style:tab-stop style:position="2.078cm"/>
        </style:tab-stops>
      </style:paragraph-properties>
      <style:text-properties officeooo:paragraph-rsid="0015c79e"/>
    </style:style>
    <style:style style:name="P30" style:family="paragraph" style:parent-style-name="Standard" style:list-style-name="WWNum16">
      <style:paragraph-properties fo:margin-left="-0.002cm" fo:margin-right="0cm" fo:margin-top="0cm" fo:margin-bottom="0.423cm" loext:contextual-spacing="false" style:line-height-at-least="0.6cm" fo:text-align="justify" style:justify-single-word="false" fo:text-indent="0cm" style:auto-text-indent="false">
        <style:tab-stops>
          <style:tab-stop style:position="1.385cm"/>
          <style:tab-stop style:position="2.078cm"/>
        </style:tab-stops>
      </style:paragraph-properties>
      <style:text-properties fo:color="#000000" style:text-outline="false" style:font-name="ArialMT" fo:font-size="12pt" fo:letter-spacing="normal" fo:font-style="normal" style:text-underline-style="none" fo:font-weight="normal" officeooo:rsid="0017cba7" officeooo:paragraph-rsid="0015c79e" style:letter-kerning="false" style:font-size-asian="12pt" style:font-style-asian="normal" style:font-weight-asian="normal"/>
    </style:style>
    <style:style style:name="P31" style:family="paragraph" style:parent-style-name="Standard" style:list-style-name="WWNum16">
      <style:paragraph-properties fo:margin-left="-0.002cm" fo:margin-right="0cm" fo:margin-top="0cm" fo:margin-bottom="0.423cm" loext:contextual-spacing="false" style:line-height-at-least="0.6cm" fo:text-align="justify" style:justify-single-word="false" fo:text-indent="0cm" style:auto-text-indent="false">
        <style:tab-stops>
          <style:tab-stop style:position="1.385cm"/>
          <style:tab-stop style:position="2.078cm"/>
        </style:tab-stops>
      </style:paragraph-properties>
      <style:text-properties fo:color="#000000" style:text-outline="false" style:font-name="ArialMT" fo:font-size="12pt" fo:letter-spacing="normal" fo:font-style="normal" style:text-underline-style="none" fo:font-weight="normal" officeooo:rsid="0018a0e8" officeooo:paragraph-rsid="0015c79e" style:letter-kerning="false" style:font-size-asian="12pt" style:font-style-asian="normal" style:font-weight-asian="normal"/>
    </style:style>
    <style:style style:name="P32" style:family="paragraph" style:parent-style-name="Standard" style:list-style-name="WWNum1">
      <style:paragraph-properties fo:margin-left="-0.002cm" fo:margin-right="0cm" fo:margin-top="0cm" fo:margin-bottom="0.423cm" loext:contextual-spacing="false" style:line-height-at-least="0.494cm" fo:text-align="justify" style:justify-single-word="false" fo:text-indent="0cm" style:auto-text-indent="false">
        <style:tab-stops>
          <style:tab-stop style:position="1.385cm"/>
          <style:tab-stop style:position="2.02cm"/>
        </style:tab-stops>
      </style:paragraph-properties>
      <style:text-properties fo:color="#000000" style:text-outline="false" style:font-name="ArialMT" fo:font-size="12pt" fo:letter-spacing="normal" fo:font-style="normal" style:text-underline-style="none" fo:font-weight="normal" officeooo:rsid="00134602" officeooo:paragraph-rsid="0015c79e" style:letter-kerning="false" style:font-size-asian="12pt" style:font-style-asian="normal" style:font-weight-asian="normal"/>
    </style:style>
    <style:style style:name="P33" style:family="paragraph" style:parent-style-name="Standard" style:list-style-name="WWNum1">
      <style:paragraph-properties fo:margin-left="-0.002cm" fo:margin-right="0cm" fo:margin-top="0cm" fo:margin-bottom="0.423cm" loext:contextual-spacing="false" style:line-height-at-least="0.494cm" fo:text-align="justify" style:justify-single-word="false" fo:text-indent="0cm" style:auto-text-indent="false">
        <style:tab-stops>
          <style:tab-stop style:position="1.385cm"/>
          <style:tab-stop style:position="2.02cm"/>
        </style:tab-stops>
      </style:paragraph-properties>
      <style:text-properties fo:color="#000000" style:text-outline="false" style:font-name="ArialMT" fo:font-size="12pt" fo:letter-spacing="normal" fo:font-style="normal" style:text-underline-style="none" fo:font-weight="normal" officeooo:paragraph-rsid="0015c79e" style:letter-kerning="false" style:font-size-asian="12pt" style:font-style-asian="normal" style:font-weight-asian="normal"/>
    </style:style>
    <style:style style:name="P34" style:family="paragraph" style:parent-style-name="Standard" style:list-style-name="WWNum1">
      <style:paragraph-properties fo:margin-left="2.02cm" fo:margin-right="0cm" fo:margin-top="0cm" fo:margin-bottom="0.423cm" loext:contextual-spacing="false" style:line-height-at-least="0.494cm" fo:text-align="justify" style:justify-single-word="false" fo:text-indent="-2.021cm" style:auto-text-indent="false">
        <style:tab-stops>
          <style:tab-stop style:position="1.385cm"/>
          <style:tab-stop style:position="2.02cm"/>
        </style:tab-stops>
      </style:paragraph-properties>
      <style:text-properties officeooo:paragraph-rsid="0015c79e"/>
    </style:style>
    <style:style style:name="P35" style:family="paragraph" style:parent-style-name="Standard" style:list-style-name="WWNum1">
      <style:paragraph-properties fo:margin-left="2.02cm" fo:margin-right="0cm" fo:margin-top="0cm" fo:margin-bottom="0.423cm" loext:contextual-spacing="false" style:line-height-at-least="0.494cm" fo:text-align="justify" style:justify-single-word="false" fo:text-indent="-2.021cm" style:auto-text-indent="false">
        <style:tab-stops>
          <style:tab-stop style:position="1.385cm"/>
          <style:tab-stop style:position="2.02cm"/>
        </style:tab-stops>
      </style:paragraph-properties>
      <style:text-properties officeooo:paragraph-rsid="0018a0e8"/>
    </style:style>
    <style:style style:name="P36" style:family="paragraph" style:parent-style-name="Standard" style:list-style-name="WWNum1">
      <style:paragraph-properties fo:margin-left="2.02cm" fo:margin-right="0cm" fo:margin-top="0cm" fo:margin-bottom="0.423cm" loext:contextual-spacing="false" style:line-height-at-least="0.494cm" fo:text-align="justify" style:justify-single-word="false" fo:text-indent="-2.021cm" style:auto-text-indent="false">
        <style:tab-stops>
          <style:tab-stop style:position="1.385cm"/>
          <style:tab-stop style:position="2.02cm"/>
        </style:tab-stops>
      </style:paragraph-properties>
      <style:text-properties officeooo:paragraph-rsid="001d86e1"/>
    </style:style>
    <style:style style:name="P37" style:family="paragraph" style:parent-style-name="Standard" style:list-style-name="WWNum1">
      <style:paragraph-properties fo:margin-left="2.02cm" fo:margin-right="0cm" fo:margin-top="0cm" fo:margin-bottom="0.423cm" loext:contextual-spacing="false" style:line-height-at-least="0.494cm" fo:text-align="justify" style:justify-single-word="false" fo:text-indent="-2.021cm" style:auto-text-indent="false">
        <style:tab-stops>
          <style:tab-stop style:position="1.385cm"/>
          <style:tab-stop style:position="2.02cm"/>
        </style:tab-stops>
      </style:paragraph-properties>
      <style:text-properties officeooo:paragraph-rsid="001e1860"/>
    </style:style>
    <style:style style:name="P38" style:family="paragraph" style:parent-style-name="Standard" style:list-style-name="WWNum1">
      <style:paragraph-properties fo:margin-left="2.02cm" fo:margin-right="0cm" fo:margin-top="0cm" fo:margin-bottom="0.423cm" loext:contextual-spacing="false" style:line-height-at-least="0.494cm" fo:text-align="justify" style:justify-single-word="false" fo:text-indent="-2.021cm" style:auto-text-indent="false">
        <style:tab-stops>
          <style:tab-stop style:position="1.385cm"/>
          <style:tab-stop style:position="2.02cm"/>
        </style:tab-stops>
      </style:paragraph-properties>
      <style:text-properties fo:color="#000000" style:text-outline="false" style:font-name="ArialMT" fo:font-size="12pt" fo:letter-spacing="normal" fo:font-style="normal" style:text-underline-style="none" fo:font-weight="normal" officeooo:paragraph-rsid="0015c79e" style:letter-kerning="false" style:font-size-asian="12pt" style:font-style-asian="normal" style:font-weight-asian="normal"/>
    </style:style>
    <style:style style:name="T1" style:family="text">
      <style:text-properties fo:color="#000000" style:text-outline="false" style:font-name="ArialMT" fo:font-size="12pt" fo:letter-spacing="normal" fo:font-style="normal" style:text-underline-style="none" fo:font-weight="normal" style:letter-kerning="false" style:font-size-asian="12pt" style:font-style-asian="normal" style:font-weight-asian="normal"/>
    </style:style>
    <style:style style:name="T2" style:family="text">
      <style:text-properties fo:color="#000000" style:text-outline="false" style:font-name="ArialMT" fo:font-size="12pt" fo:letter-spacing="normal" fo:font-style="normal" style:text-underline-style="none" fo:font-weight="normal" officeooo:rsid="0015c79e" style:letter-kerning="false" style:font-size-asian="12pt" style:font-style-asian="normal" style:font-weight-asian="normal"/>
    </style:style>
    <style:style style:name="T3" style:family="text">
      <style:text-properties fo:color="#000000" style:text-outline="false" style:font-name="ArialMT" fo:font-size="12pt" fo:letter-spacing="normal" fo:font-style="normal" style:text-underline-style="none" fo:font-weight="normal" officeooo:rsid="0017cba7" style:letter-kerning="false" style:font-size-asian="12pt" style:font-style-asian="normal" style:font-weight-asian="normal"/>
    </style:style>
    <style:style style:name="T4" style:family="text">
      <style:text-properties fo:color="#000000" style:text-outline="false" style:font-name="ArialMT" fo:font-size="12pt" fo:letter-spacing="normal" fo:font-style="normal" style:text-underline-style="none" fo:font-weight="normal" style:letter-kerning="false" style:font-size-asian="12pt" style:font-style-asian="normal" style:font-weight-asian="normal" style:font-weight-complex="normal"/>
    </style:style>
    <style:style style:name="T5" style:family="text">
      <style:text-properties fo:color="#000000" style:text-outline="false" style:font-name="ArialMT" fo:font-size="12pt" fo:letter-spacing="normal" fo:font-style="normal" style:text-underline-style="none" fo:font-weight="normal" officeooo:rsid="0018a0e8" style:letter-kerning="false" style:font-size-asian="12pt" style:font-style-asian="normal" style:font-weight-asian="normal"/>
    </style:style>
    <style:style style:name="T6" style:family="text">
      <style:text-properties fo:color="#000000" style:text-outline="false" style:font-name="ArialMT" fo:font-size="12pt" fo:letter-spacing="normal" fo:font-style="normal" style:text-underline-style="none" fo:font-weight="normal" officeooo:rsid="00134602" style:letter-kerning="false" style:font-size-asian="12pt" style:font-style-asian="normal" style:font-weight-asian="normal"/>
    </style:style>
    <style:style style:name="T7" style:family="text">
      <style:text-properties fo:color="#000000" style:text-outline="false" style:font-name="ArialMT" fo:font-size="12pt" fo:letter-spacing="normal" fo:font-style="normal" style:text-underline-style="none" fo:font-weight="normal" officeooo:rsid="001a4f14" style:letter-kerning="false" style:font-size-asian="12pt" style:font-style-asian="normal" style:font-weight-asian="normal"/>
    </style:style>
    <style:style style:name="T8" style:family="text">
      <style:text-properties fo:color="#000000" style:text-outline="false" style:font-name="ArialMT" fo:font-size="12pt" fo:letter-spacing="normal" fo:font-style="normal" style:text-underline-style="none" fo:font-weight="normal" officeooo:rsid="001c1e88" style:letter-kerning="false" style:font-size-asian="12pt" style:font-style-asian="normal" style:font-weight-asian="normal"/>
    </style:style>
    <style:style style:name="T9" style:family="text">
      <style:text-properties fo:color="#000000" style:text-outline="false" style:font-name="ArialMT" fo:font-size="12pt" fo:letter-spacing="normal" fo:font-style="normal" style:text-underline-style="none" fo:font-weight="normal" officeooo:rsid="001d86e1" style:letter-kerning="false" style:font-size-asian="12pt" style:font-style-asian="normal" style:font-weight-asian="normal"/>
    </style:style>
    <style:style style:name="T10" style:family="text">
      <style:text-properties fo:color="#000000" style:text-outline="false" style:font-name="ArialMT" fo:font-size="12pt" fo:letter-spacing="normal" fo:font-style="normal" style:text-underline-style="none" fo:font-weight="normal" officeooo:rsid="001e1860" style:letter-kerning="false" style:font-size-asian="12pt" style:font-style-asian="normal" style:font-weight-asian="normal"/>
    </style:style>
    <style:style style:name="T11" style:family="text">
      <style:text-properties fo:color="#000000" style:text-outline="false" style:font-name="ArialMT" fo:font-size="12pt" fo:letter-spacing="normal" fo:font-style="normal" style:text-underline-style="none" fo:font-weight="bold" style:letter-kerning="false" style:font-size-asian="12pt" style:font-style-asian="normal" style:font-weight-asian="bold" style:font-weight-complex="bold"/>
    </style:style>
    <style:style style:name="T12" style:family="text">
      <style:text-properties fo:color="#000000" style:text-outline="false" style:font-name="ArialMT" fo:font-size="12pt" fo:letter-spacing="normal" fo:font-style="normal" style:text-underline-style="none" style:letter-kerning="false" style:font-size-asian="12pt" style:font-style-asian="normal"/>
    </style:style>
    <style:style style:name="T13" style:family="text">
      <style:text-properties fo:color="#000000" style:text-outline="false" style:font-name="Times-Roman" fo:font-size="12pt" fo:letter-spacing="normal" fo:font-style="normal" style:text-underline-style="none" fo:font-weight="normal" style:letter-kerning="false" style:font-size-asian="12pt" style:font-style-asian="normal" style:font-weight-asian="normal"/>
    </style:style>
    <style:style style:name="T14" style:family="text">
      <style:text-properties fo:color="#000000" style:text-outline="false" style:font-name="Times-Roman" fo:font-size="12pt" fo:letter-spacing="normal" fo:font-style="normal" style:text-underline-style="none" fo:font-weight="normal" style:letter-kerning="false" style:font-size-asian="12pt" style:font-style-asian="normal" style:font-weight-asian="normal" style:font-weight-complex="normal"/>
    </style:style>
    <style:style style:name="T15" style:family="text">
      <style:text-properties fo:color="#000000" style:text-outline="false" style:font-name="Times-Roman" fo:font-size="12pt" fo:letter-spacing="normal" fo:font-style="normal" style:text-underline-style="none" fo:font-weight="normal" officeooo:rsid="0017cba7" style:letter-kerning="false" style:font-size-asian="12pt" style:font-style-asian="normal" style:font-weight-asian="normal"/>
    </style:style>
    <style:style style:name="T16" style:family="text">
      <style:text-properties fo:color="#000000" style:text-outline="false" style:font-name="Times-Roman" fo:font-size="12pt" fo:letter-spacing="normal" fo:font-style="normal" style:text-underline-style="none" fo:font-weight="normal" officeooo:rsid="00134602" style:letter-kerning="false" style:font-size-asian="12pt" style:font-style-asian="normal" style:font-weight-asian="normal"/>
    </style:style>
    <style:style style:name="T17" style:family="text">
      <style:text-properties fo:color="#000000" style:text-outline="false" style:font-name="Times-Roman" fo:font-size="12pt" fo:letter-spacing="normal" fo:font-style="normal" style:text-underline-style="none" fo:font-weight="normal" officeooo:rsid="0018a0e8" style:letter-kerning="false" style:font-size-asian="12pt" style:font-style-asian="normal" style:font-weight-asian="normal"/>
    </style:style>
    <style:style style:name="T18" style:family="text">
      <style:text-properties fo:color="#000000" style:text-outline="false" style:font-name="Times-Roman" fo:font-size="12pt" fo:letter-spacing="normal" fo:font-style="normal" style:text-underline-style="none" fo:font-weight="normal" officeooo:rsid="001c1e88" style:letter-kerning="false" style:font-size-asian="12pt" style:font-style-asian="normal" style:font-weight-asian="normal"/>
    </style:style>
    <style:style style:name="T19" style:family="text">
      <style:text-properties fo:color="#000000" style:text-outline="false" style:font-name="Times-Roman" fo:font-size="12pt" fo:letter-spacing="normal" fo:font-style="normal" style:text-underline-style="none" fo:font-weight="normal" officeooo:rsid="001d86e1" style:letter-kerning="false" style:font-size-asian="12pt" style:font-style-asian="normal" style:font-weight-asian="normal"/>
    </style:style>
    <style:style style:name="T20" style:family="text">
      <style:text-properties fo:color="#000000" style:text-outline="false" style:font-name="Times-Roman" fo:font-size="12pt" fo:letter-spacing="normal" fo:font-style="normal" style:text-underline-style="none" fo:font-weight="normal" officeooo:rsid="001e1860" style:letter-kerning="false" style:font-size-asian="12pt" style:font-style-asian="normal" style:font-weight-asian="normal"/>
    </style:style>
    <style:style style:name="T21" style:family="text">
      <style:text-properties fo:color="#000000" style:text-outline="false" style:font-name="Times-Roman" fo:font-size="12pt" fo:letter-spacing="normal" fo:font-style="normal" style:text-underline-style="none" fo:font-weight="normal" officeooo:rsid="001e844e" style:letter-kerning="false" style:font-size-asian="12pt" style:font-style-asian="normal" style:font-weight-asian="normal"/>
    </style:style>
    <style:style style:name="T22" style:family="text">
      <style:text-properties fo:color="#000000" style:text-outline="false" style:font-name="Arial-ItalicMT" fo:font-size="12pt" fo:letter-spacing="normal" fo:font-style="italic" style:text-underline-style="none" fo:font-weight="normal" style:letter-kerning="false" style:font-size-asian="12pt" style:font-style-asian="italic" style:font-weight-asian="normal"/>
    </style:style>
    <style:style style:name="T23" style:family="text">
      <style:text-properties fo:color="#000000" style:text-outline="false" style:font-name="Arial-BoldMT" fo:font-size="12pt" fo:letter-spacing="normal" fo:font-style="normal" style:text-underline-style="none" fo:font-weight="normal" style:letter-kerning="false" style:font-size-asian="12pt" style:font-style-asian="normal" style:font-weight-asian="normal" style:font-weight-complex="normal"/>
    </style:style>
    <style:style style:name="T24" style:family="text">
      <style:text-properties fo:color="#000000" style:text-outline="false" style:font-name="Times-Bold" fo:font-size="12pt" fo:letter-spacing="normal" fo:font-style="normal" style:text-underline-style="none" fo:font-weight="bold" style:letter-kerning="false" style:font-size-asian="12pt" style:font-style-asian="normal" style:font-weight-asian="bold"/>
    </style:style>
    <style:style style:name="T25" style:family="text">
      <style:text-properties fo:color="#000000" style:text-outline="false" style:font-name="Times-Bold" fo:font-size="12pt" fo:letter-spacing="normal" fo:font-style="normal" style:text-underline-style="none" fo:font-weight="normal" style:letter-kerning="false" style:font-size-asian="12pt" style:font-style-asian="normal" style:font-weight-asian="normal" style:font-weight-complex="normal"/>
    </style:style>
    <style:style style:name="T26" style:family="text">
      <style:text-properties style:font-name="Times-Roman"/>
    </style:style>
    <style:style style:name="T27" style:family="text">
      <style:text-properties officeooo:rsid="0018a0e8"/>
    </style:style>
    <style:style style:name="T28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8"/></text:p>
      <text:p text:style-name="P19"><text:span text:style-name="T28">Entrar: Registrarse como usuaria</text:span></text:p>
      <text:p text:style-name="P9"><text:span text:style-name="T3">Es</text:span><text:span text:style-name="T15"> </text:span><text:span text:style-name="T3">condición</text:span><text:span text:style-name="T15"> </text:span><text:span text:style-name="T3">indispensable</text:span><text:span text:style-name="T15"> </text:span><text:span text:style-name="T3">para</text:span><text:span text:style-name="T15"> </text:span><text:span text:style-name="T3">antes</text:span><text:span text:style-name="T15"> </text:span><text:span text:style-name="T3">de</text:span><text:span text:style-name="T15"> </text:span><text:span text:style-name="T3">registrarse</text:span><text:span text:style-name="T15"> </text:span><text:span text:style-name="T3">en</text:span><text:span text:style-name="T15"> </text:span><text:span text:style-name="T3">la</text:span><text:span text:style-name="T15"> </text:span><text:span text:style-name="T3">web,</text:span><text:span text:style-name="T15"> </text:span><text:span text:style-name="T3">aparte</text:span><text:span text:style-name="T15"> </text:span><text:span text:style-name="T3">de</text:span><text:span text:style-name="T15"> </text:span><text:span text:style-name="T3">haberle</text:span><text:span text:style-name="T15"> </text:span><text:span text:style-name="T3">dado</text:span><text:span text:style-name="T15"> </text:span><text:span text:style-name="T3">a «acepto</text:span><text:span text:style-name="T15"> </text:span><text:span text:style-name="T3">los</text:span><text:span text:style-name="T15"> </text:span><text:span text:style-name="T3">Términos</text:span><text:span text:style-name="T15"> </text:span><text:span text:style-name="T3">de</text:span><text:span text:style-name="T15"> </text:span><text:span text:style-name="T3">Uso»,</text:span><text:span text:style-name="T15"> </text:span><text:span text:style-name="T3">haberlos</text:span><text:span text:style-name="T15"> </text:span><text:span text:style-name="T3">leído</text:span><text:span text:style-name="T15"> </text:span><text:span text:style-name="T3">y</text:span><text:span text:style-name="T15"> </text:span><text:span text:style-name="T3">entendido.</text:span><text:span text:style-name="T15"> </text:span><text:span text:style-name="T3">Los</text:span><text:span text:style-name="T15"> </text:span><text:span text:style-name="T3">Términos</text:span><text:span text:style-name="T15"> </text:span><text:span text:style-name="T3">de</text:span><text:span text:style-name="T15"> </text:span><text:span text:style-name="T3">Uso</text:span><text:span text:style-name="T15"> son la version formal </text:span><text:span text:style-name="T3">de</text:span><text:span text:style-name="T15"> este documento (</text:span><text:span text:style-name="T3">Como</text:span><text:span text:style-name="T15"> </text:span><text:span text:style-name="T3">Funciona</text:span><text:span text:style-name="T15"> </text:span><text:span text:style-name="T3">La</text:span><text:span text:style-name="T15"> </text:span><text:span text:style-name="T3">Cousateca). </text:span></text:p>
      <text:list xml:id="list2514161059" text:style-name="WWNum5">
        <text:list-header>
          <text:p text:style-name="P21"><text:span text:style-name="T3">Para poder publicar ofertas, d</text:span><text:span text:style-name="T1">eberás</text:span><text:span text:style-name="T13"> </text:span><text:span text:style-name="T1">verificar</text:span><text:span text:style-name="T13"> </text:span><text:span text:style-name="T1">tu</text:span><text:span text:style-name="T13"> </text:span><text:span text:style-name="T1">email</text:span><text:span text:style-name="T13"> </text:span><text:span text:style-name="T1">y</text:span><text:span text:style-name="T13"> </text:span><text:span text:style-name="T1">dispondrás</text:span><text:span text:style-name="T13"> </text:span><text:span text:style-name="T1">de</text:span><text:span text:style-name="T13"> </text:span><text:span text:style-name="T1">un</text:span><text:span text:style-name="T13"> </text:span><text:span text:style-name="T1">buzón</text:span><text:span text:style-name="T13"> </text:span><text:span text:style-name="T1">en</text:span><text:span text:style-name="T13"> </text:span><text:span text:style-name="T1">la</text:span><text:span text:style-name="T13"> </text:span><text:span text:style-name="T1">web</text:span><text:span text:style-name="T13"> </text:span><text:span text:style-name="T1">donde</text:span><text:span text:style-name="T13"> </text:span><text:span text:style-name="T1">otras usuarias</text:span><text:span text:style-name="T13"> </text:span><text:span text:style-name="T1">puedan</text:span><text:span text:style-name="T13"> </text:span><text:span text:style-name="T1">enviarte</text:span><text:span text:style-name="T13"> </text:span><text:span text:style-name="T1">mensajes</text:span><text:span text:style-name="T13"> </text:span><text:span text:style-name="T1">privados</text:span><text:span text:style-name="T13"> </text:span><text:span text:style-name="T1">(sin</text:span><text:span text:style-name="T13"> </text:span><text:span text:style-name="T1">revelar</text:span><text:span text:style-name="T13"> </text:span><text:span text:style-name="T1">tu</text:span><text:span text:style-name="T13"> </text:span><text:span text:style-name="T1">email</text:span><text:span text:style-name="T13"> </text:span><text:span text:style-name="T1">de</text:span><text:span text:style-name="T13"> </text:span><text:span text:style-name="T1">contacto).</text:span><text:span text:style-name="T13"> </text:span><text:span text:style-name="T1">También puedes</text:span><text:span text:style-name="T13"> </text:span><text:span text:style-name="T1">especificar</text:span><text:span text:style-name="T13"> </text:span><text:span text:style-name="T1">otras</text:span><text:span text:style-name="T13"> </text:span><text:span text:style-name="T1">vías</text:span><text:span text:style-name="T13"> </text:span><text:span text:style-name="T1">de</text:span><text:span text:style-name="T13"> </text:span><text:span text:style-name="T1">contacto</text:span><text:span text:style-name="T13"> </text:span><text:span text:style-name="T1">en</text:span><text:span text:style-name="T13"> </text:span><text:span text:style-name="T1">tu</text:span><text:span text:style-name="T13"> </text:span><text:span text:style-name="T1">perfil</text:span><text:span text:style-name="T13"> </text:span><text:span text:style-name="T1">que</text:span><text:span text:style-name="T13"> </text:span><text:span text:style-name="T1">no</text:span><text:span text:style-name="T13"> </text:span><text:span text:style-name="T1">sean</text:span><text:span text:style-name="T13"> </text:span><text:span text:style-name="T1">mediante</text:span><text:span text:style-name="T13"> </text:span><text:span text:style-name="T1">mensaje</text:span><text:span text:style-name="T13"> </text:span><text:span text:style-name="T1">privado (teléfono</text:span><text:span text:style-name="T13"> </text:span><text:span text:style-name="T1">de</text:span><text:span text:style-name="T13"> </text:span><text:span text:style-name="T1">contacto,</text:span><text:span text:style-name="T13"> </text:span><text:span text:style-name="T1">perfil</text:span><text:span text:style-name="T13"> </text:span><text:span text:style-name="T1">de</text:span><text:span text:style-name="T13"> </text:span><text:span text:style-name="T1">Facebook</text:span><text:span text:style-name="T13"> </text:span><text:span text:style-name="T1">u</text:span><text:span text:style-name="T13"> </text:span><text:span text:style-name="T1">otra</text:span><text:span text:style-name="T13"> </text:span><text:span text:style-name="T1">web,</text:span><text:span text:style-name="T13"> </text:span><text:span text:style-name="T1">otras</text:span><text:span text:style-name="T13"> </text:span><text:span text:style-name="T1">maneras</text:span><text:span text:style-name="T13"> </text:span><text:span text:style-name="T1">para</text:span><text:span text:style-name="T13"> </text:span><text:span text:style-name="T1">contactarte). </text:span></text:p>
        </text:list-header>
      </text:list>
      <text:p text:style-name="P3"><text:span text:style-name="T2">A medida que publiques cosas iras</text:span><text:span text:style-name="T13"> </text:span><text:span text:style-name="T1">construyendo</text:span><text:span text:style-name="T13"> </text:span><text:span text:style-name="T1">tu</text:span><text:span text:style-name="T13"> </text:span><text:span text:style-name="T1">reputación</text:span><text:span text:style-name="T13"> </text:span><text:span text:style-name="T1">como</text:span><text:span text:style-name="T13"> </text:span><text:span text:style-name="T1">usuari</text:span><text:span text:style-name="T7">a</text:span><text:span text:style-name="T13"> </text:span><text:span text:style-name="T1">dentro</text:span><text:span text:style-name="T13"> </text:span><text:span text:style-name="T1">de</text:span><text:span text:style-name="T13"> </text:span><text:span text:style-name="T1">la cousateca,</text:span><text:span text:style-name="T13"> </text:span><text:span text:style-name="T1">cosa</text:span><text:span text:style-name="T13"> </text:span><text:span text:style-name="T1">que</text:span><text:span text:style-name="T13"> </text:span><text:span text:style-name="T1">te</text:span><text:span text:style-name="T13"> </text:span><text:span text:style-name="T1">puede</text:span><text:span text:style-name="T13"> </text:span><text:span text:style-name="T1">ayudar</text:span><text:span text:style-name="T13"> </text:span><text:span text:style-name="T1">a</text:span><text:span text:style-name="T13"> </text:span><text:span text:style-name="T1">generar</text:span><text:span text:style-name="T13"> </text:span><text:span text:style-name="T1">confianza</text:span><text:span text:style-name="T13"> </text:span><text:span text:style-name="T1">a</text:span><text:span text:style-name="T13"> </text:span><text:span text:style-name="T1">otros ofertantes</text:span><text:span text:style-name="T13"> </text:span><text:span text:style-name="T1">cuando</text:span><text:span text:style-name="T13"> </text:span><text:span text:style-name="T1">les</text:span><text:span text:style-name="T13"> </text:span><text:span text:style-name="T1">vayas</text:span><text:span text:style-name="T13"> </text:span><text:span text:style-name="T1">a</text:span><text:span text:style-name="T13"> </text:span><text:span text:style-name="T1">contactar</text:span><text:span text:style-name="T13"> </text:span><text:span text:style-name="T1">como</text:span><text:span text:style-name="T13"> </text:span><text:span text:style-name="T1">solicitante. </text:span></text:p>
      <text:p text:style-name="P11"/>
      <text:p text:style-name="P13"/>
      <text:p text:style-name="P10"><text:span text:style-name="T11">Publicar y solicitar: Participar y ser participe</text:span><text:span text:style-name="T1"> </text:span></text:p>
      <text:p text:style-name="P6"><text:span text:style-name="T1">Creemos</text:span><text:span text:style-name="T13"> </text:span><text:span text:style-name="T1">que</text:span><text:span text:style-name="T24"> </text:span><text:span text:style-name="T23">todas</text:span><text:span text:style-name="T25"> </text:span><text:span text:style-name="T23">las</text:span><text:span text:style-name="T25"> </text:span><text:span text:style-name="T23">cosas</text:span><text:span text:style-name="T25"> </text:span><text:span text:style-name="T23">se</text:span><text:span text:style-name="T25"> </text:span><text:span text:style-name="T23">pueden</text:span><text:span text:style-name="T25"> </text:span><text:span text:style-name="T23">compartir</text:span><text:span text:style-name="T25"> </text:span><text:span text:style-name="T4">más</text:span><text:span text:style-name="T14"> </text:span><text:span text:style-name="T4">e</text:span><text:span text:style-name="T14"> </text:span><text:span text:style-name="T4">intuimos</text:span><text:span text:style-name="T14"> </text:span><text:span text:style-name="T4">que</text:span><text:span text:style-name="T14"> </text:span><text:span text:style-name="T23">solo</text:span><text:span text:style-name="T25"> </text:span><text:span text:style-name="T23">hace</text:span><text:span text:style-name="T25"> </text:span><text:span text:style-name="T23">falta encontrar</text:span><text:span text:style-name="T25"> </text:span><text:span text:style-name="T23">la</text:span><text:span text:style-name="T25"> </text:span><text:span text:style-name="T23">fórmula</text:span><text:span text:style-name="T25"> </text:span><text:span text:style-name="T23">adecuada</text:span><text:span text:style-name="T24"> </text:span><text:span text:style-name="T1">para</text:span><text:span text:style-name="T13"> </text:span><text:span text:style-name="T1">que</text:span><text:span text:style-name="T13"> </text:span><text:span text:style-name="T1">el</text:span><text:span text:style-name="T13"> </text:span><text:span text:style-name="T1">ofertante</text:span><text:span text:style-name="T13"> </text:span><text:span text:style-name="T1">se</text:span><text:span text:style-name="T13"> </text:span><text:span text:style-name="T1">sienta</text:span><text:span text:style-name="T13"> </text:span><text:span text:style-name="T1">seguro</text:span><text:span text:style-name="T13"> </text:span><text:span text:style-name="T1">para</text:span><text:span text:style-name="T13"> </text:span><text:span text:style-name="T1">autorizar</text:span><text:span text:style-name="T13"> </text:span><text:span text:style-name="T1">a</text:span><text:span text:style-name="T13"> </text:span><text:span text:style-name="T1">que</text:span><text:span text:style-name="T13"> </text:span><text:span text:style-name="T1">otras personas</text:span><text:span text:style-name="T13"> </text:span><text:span text:style-name="T1">usen</text:span><text:span text:style-name="T13"> </text:span><text:span text:style-name="T1">sus</text:span><text:span text:style-name="T13"> </text:span><text:span text:style-name="T1">cosas. </text:span></text:p>
      <text:p text:style-name="P1"><text:span text:style-name="T1">Queremos</text:span><text:span text:style-name="T13"> </text:span><text:span text:style-name="T1">transparentar</text:span><text:span text:style-name="T13"> </text:span><text:span text:style-name="T1">la</text:span><text:span text:style-name="T13"> </text:span><text:span text:style-name="T1">invitación</text:span><text:span text:style-name="T13"> </text:span><text:span text:style-name="T1">a</text:span><text:span text:style-name="T13"> </text:span><text:span text:style-name="T1">compartir</text:span><text:span text:style-name="T13"> </text:span><text:span text:style-name="T1">ofreciéndote</text:span><text:span text:style-name="T13"> </text:span><text:span text:style-name="T1">cláusulas</text:span><text:span text:style-name="T13"> </text:span><text:span text:style-name="T1">que</text:span><text:span text:style-name="T13"> </text:span><text:span text:style-name="T1">puedas</text:span><text:span text:style-name="T13"> </text:span><text:span text:style-name="T1">elegir fácilmente.</text:span><text:span text:style-name="T13"> </text:span><text:span text:style-name="T1">También</text:span><text:span text:style-name="T13"> </text:span><text:span text:style-name="T1">así</text:span><text:span text:style-name="T13"> </text:span><text:span text:style-name="T1">quedan</text:span><text:span text:style-name="T13"> </text:span><text:span text:style-name="T1">mejor</text:span><text:span text:style-name="T13"> </text:span><text:span text:style-name="T1">protegidos</text:span><text:span text:style-name="T13"> </text:span><text:span text:style-name="T1">la</text:span><text:span text:style-name="T13"> </text:span><text:span text:style-name="T1">ofertante</text:span><text:span text:style-name="T13"> </text:span><text:span text:style-name="T1">y</text:span><text:span text:style-name="T13"> </text:span><text:span text:style-name="T1">la</text:span><text:span text:style-name="T13"> </text:span><text:span text:style-name="T1">solicitante,</text:span><text:span text:style-name="T13"> </text:span><text:span text:style-name="T1">y</text:span><text:span text:style-name="T13"> </text:span><text:span text:style-name="T1">a</text:span><text:span text:style-name="T13"> </text:span><text:span text:style-name="T1">la</text:span><text:span text:style-name="T13"> </text:span><text:span text:style-name="T1">vez</text:span><text:span text:style-name="T13"> </text:span><text:span text:style-name="T1">se abren</text:span><text:span text:style-name="T13"> </text:span><text:span text:style-name="T1">bonitas</text:span><text:span text:style-name="T13"> </text:span><text:span text:style-name="T1">vías</text:span><text:span text:style-name="T13"> </text:span><text:span text:style-name="T1">de</text:span><text:span text:style-name="T13"> </text:span><text:span text:style-name="T1">desarrollo</text:span><text:span text:style-name="T13"> </text:span><text:span text:style-name="T1">inmaterial</text:span><text:span text:style-name="T13"> </text:span><text:span text:style-name="T1">con</text:span><text:span text:style-name="T13"> </text:span><text:span text:style-name="T1">posibles</text:span><text:span text:style-name="T13"> </text:span><text:span text:style-name="T1">acuerdos</text:span><text:span text:style-name="T13"> </text:span><text:span text:style-name="T1">de</text:span><text:span text:style-name="T13"> </text:span><text:span text:style-name="T22">compartires</text:span><text:span text:style-name="T13"> </text:span><text:span text:style-name="T1">más</text:span><text:span text:style-name="T13"> </text:span><text:span text:style-name="T1">y</text:span><text:span text:style-name="T13"> </text:span><text:span text:style-name="T1">más creativos.</text:span></text:p>
      <text:p text:style-name="P2"><text:span text:style-name="T1">Puedes</text:span><text:span text:style-name="T13"> </text:span><text:span text:style-name="T1">empezar</text:span><text:span text:style-name="T13"> </text:span><text:span text:style-name="T1">probando</text:span><text:span text:style-name="T13"> </text:span><text:span text:style-name="T1">a</text:span><text:span text:style-name="T13"> </text:span><text:span text:style-name="T1">compartir</text:span><text:span text:style-name="T13"> </text:span><text:span text:style-name="T1">cosas</text:span><text:span text:style-name="T13"> </text:span><text:span text:style-name="T1">baratas,</text:span><text:span text:style-name="T13"> </text:span><text:span text:style-name="T1">ponerle</text:span><text:span text:style-name="T13"> </text:span><text:span text:style-name="T1">muchas</text:span><text:span text:style-name="T13"> </text:span><text:span text:style-name="T1">condiciones</text:span><text:span text:style-name="T13"> </text:span><text:span text:style-name="T21">especificas</text:span><text:span text:style-name="T1"> a</text:span><text:span text:style-name="T13"> </text:span><text:span text:style-name="T1">la</text:span><text:span text:style-name="T13"> </text:span><text:span text:style-name="T1">cosa</text:span><text:span text:style-name="T13"> </text:span><text:span text:style-name="T1">para</text:span><text:span text:style-name="T13"> </text:span><text:span text:style-name="T1">ser</text:span><text:span text:style-name="T13"> </text:span><text:span text:style-name="T1">usada,</text:span><text:span text:style-name="T13"> </text:span><text:span text:style-name="T1">pedirle</text:span><text:span text:style-name="T13"> </text:span><text:span text:style-name="T1">mucha</text:span><text:span text:style-name="T13"> </text:span><text:span text:style-name="T1">información</text:span><text:span text:style-name="T13"> </text:span><text:span text:style-name="T1">personal</text:span><text:span text:style-name="T13"> </text:span><text:span text:style-name="T1">a</text:span><text:span text:style-name="T13"> </text:span><text:span text:style-name="T1">la</text:span><text:span text:style-name="T13"> </text:span><text:span text:style-name="T1">persona</text:span><text:span text:style-name="T13"> </text:span><text:span text:style-name="T1">que</text:span><text:span text:style-name="T13"> </text:span><text:span text:style-name="T1">te</text:span><text:span text:style-name="T13"> </text:span><text:span text:style-name="T1">pide</text:span><text:span text:style-name="T13"> </text:span><text:span text:style-name="T1">la</text:span><text:span text:style-name="T13"> </text:span><text:span text:style-name="T1">cosa, o</text:span><text:span text:style-name="T13"> </text:span><text:span text:style-name="T1">simplemente</text:span><text:span text:style-name="T13"> </text:span><text:span text:style-name="T1">asumir</text:span><text:span text:style-name="T13"> </text:span><text:span text:style-name="T1">que</text:span><text:span text:style-name="T13"> </text:span><text:span text:style-name="T1">no</text:span><text:span text:style-name="T13"> </text:span><text:span text:style-name="T1">puedes</text:span><text:span text:style-name="T13"> </text:span><text:span text:style-name="T1">compartirla</text:span><text:span text:style-name="T13"> </text:span><text:span text:style-name="T1">todavía</text:span><text:span text:style-name="T13"> </text:span><text:span text:style-name="T1">porque</text:span><text:span text:style-name="T13"> </text:span><text:span text:style-name="T1">no</text:span><text:span text:style-name="T13"> </text:span><text:span text:style-name="T1">te</text:span><text:span text:style-name="T13"> </text:span><text:span text:style-name="T1">sientes</text:span><text:span text:style-name="T13"> </text:span><text:span text:style-name="T1">preparada</text:span><text:span text:style-name="T13"> </text:span><text:span text:style-name="T1">para ello. </text:span></text:p>
      <text:p text:style-name="P2"><text:span text:style-name="T3">P</text:span><text:span text:style-name="T23">resta</text:span><text:span text:style-name="T25"> </text:span><text:span text:style-name="T23">y</text:span><text:span text:style-name="T25"> </text:span><text:span text:style-name="T23">regala</text:span><text:span text:style-name="T25"> </text:span><text:span text:style-name="T23">más</text:span><text:span text:style-name="T25"> </text:span><text:span text:style-name="T23">en la</text:span><text:span text:style-name="T25"> </text:span><text:span text:style-name="T23">medida</text:span><text:span text:style-name="T25"> </text:span><text:span text:style-name="T23">de</text:span><text:span text:style-name="T25"> </text:span><text:span text:style-name="T23">tus</text:span><text:span text:style-name="T25"> </text:span><text:span text:style-name="T23">posibilidades</text:span><text:span text:style-name="T4">. </text:span><text:span text:style-name="T1">Puedes</text:span><text:span text:style-name="T13"> </text:span><text:span text:style-name="T1">copiar</text:span><text:span text:style-name="T13"> </text:span><text:span text:style-name="T1">de</text:span><text:span text:style-name="T13"> </text:span><text:span text:style-name="T1">lo</text:span><text:span text:style-name="T13"> </text:span><text:span text:style-name="T1">que</text:span><text:span text:style-name="T13"> </text:span><text:span text:style-name="T1">ya</text:span><text:span text:style-name="T13"> </text:span><text:span text:style-name="T1">han</text:span><text:span text:style-name="T13"> </text:span><text:span text:style-name="T1">publicado</text:span><text:span text:style-name="T13"> </text:span><text:span text:style-name="T1">otras</text:span><text:span text:style-name="T13"> </text:span><text:span text:style-name="T1">personas</text:span><text:span text:style-name="T13"> </text:span><text:span text:style-name="T1">y</text:span><text:span text:style-name="T13"> </text:span><text:span text:style-name="T1">también</text:span><text:span text:style-name="T13"> </text:span><text:span text:style-name="T1">echarle</text:span><text:span text:style-name="T13"> </text:span><text:span text:style-name="T1">un</text:span><text:span text:style-name="T13"> </text:span><text:span text:style-name="T1">ojo</text:span><text:span text:style-name="T13"> </text:span><text:span text:style-name="T1">a</text:span><text:span text:style-name="T13"> </text:span><text:span text:style-name="T1">las recomendaciones</text:span><text:span text:style-name="T13"> </text:span><text:span text:style-name="T1">que</text:span><text:span text:style-name="T13"> </text:span><text:span text:style-name="T1">encontrarás</text:span><text:span text:style-name="T13"> </text:span><text:span text:style-name="T1">al</text:span><text:span text:style-name="T13"> </text:span><text:span text:style-name="T1">ir</text:span><text:span text:style-name="T13"> </text:span><text:span text:style-name="T1">a</text:span><text:span text:style-name="T13"> </text:span><text:span text:style-name="T1">publicar</text:span><text:span text:style-name="T13"> </text:span><text:span text:style-name="T1">el</text:span><text:span text:style-name="T13"> </text:span><text:span text:style-name="T1">anuncio</text:span><text:span text:style-name="T13"> </text:span><text:span text:style-name="T1">en</text:span><text:span text:style-name="T13"> </text:span><text:span text:style-name="T1">el</text:span><text:span text:style-name="T13"> </text:span><text:span text:style-name="T1">icono</text:span><text:span text:style-name="T13"> </text:span><text:span text:style-name="T1">de</text:span><text:span text:style-name="T13"> </text:span><text:span text:style-name="T1">información adicional</text:span><text:span text:style-name="T13"> </text:span><text:span text:style-name="T1">situado</text:span><text:span text:style-name="T13"> </text:span><text:span text:style-name="T1">al</text:span><text:span text:style-name="T13"> </text:span><text:span text:style-name="T1">lado</text:span><text:span text:style-name="T13"> </text:span><text:span text:style-name="T1">del</text:span><text:span text:style-name="T13"> </text:span><text:span text:style-name="T1">campo</text:span><text:span text:style-name="T13"> </text:span><text:span text:style-name="T1">de</text:span><text:span text:style-name="T13"> </text:span><text:span text:style-name="T1">“Qué</text:span><text:span text:style-name="T13"> </text:span><text:span text:style-name="T1">cosa” </text:span><text:span text:style-name="T3">o «que condiciones».</text:span></text:p>
      <text:p text:style-name="P6"><text:span text:style-name="T3">Cuando seas tu (la solicitante) quien buscas algo, l</text:span><text:span text:style-name="T1">ee</text:span><text:span text:style-name="T13"> </text:span><text:span text:style-name="T1">las</text:span><text:span text:style-name="T13"> </text:span><text:span text:style-name="T1">condiciones </text:span><text:span text:style-name="T3">de la oferta</text:span><text:span text:style-name="T1">,</text:span><text:span text:style-name="T13"> </text:span><text:span text:style-name="T1">contacta,</text:span><text:span text:style-name="T13"> </text:span><text:span text:style-name="T1">queda,</text:span><text:span text:style-name="T13"> </text:span><text:span text:style-name="T1">comenta</text:span><text:span text:style-name="T13"> </text:span><text:span text:style-name="T1">que</text:span><text:span text:style-name="T13"> </text:span><text:span text:style-name="T1">vas</text:span><text:span text:style-name="T13"> </text:span><text:span text:style-name="T1">a</text:span><text:span text:style-name="T13"> </text:span><text:span text:style-name="T1">usar</text:span><text:span text:style-name="T13"> </text:span><text:span text:style-name="T1">la</text:span><text:span text:style-name="T13"> </text:span><text:span text:style-name="T1">cosa</text:span><text:span text:style-name="T13"> </text:span><text:span text:style-name="T1">por</text:span><text:span text:style-name="T13"> </text:span><text:span text:style-name="T1">el</text:span><text:span text:style-name="T13"> </text:span><text:span text:style-name="T1">tiempo</text:span><text:span text:style-name="T13"> </text:span><text:span text:style-name="T1">acordado, coge</text:span><text:span text:style-name="T13"> </text:span><text:span text:style-name="T1">la</text:span><text:span text:style-name="T13"> </text:span><text:span text:style-name="T1">cosa</text:span><text:span text:style-name="T13"> </text:span><text:span text:style-name="T1">y</text:span><text:span text:style-name="T13"> </text:span><text:span text:style-name="T1">devuelve</text:span><text:span text:style-name="T13"> </text:span><text:span text:style-name="T1">la</text:span><text:span text:style-name="T13"> </text:span><text:span text:style-name="T1">cosa</text:span><text:span text:style-name="T13"> </text:span><text:span text:style-name="T1">tal</text:span><text:span text:style-name="T13"> </text:span><text:span text:style-name="T1">y</text:span><text:span text:style-name="T13"> </text:span><text:span text:style-name="T1">como</text:span><text:span text:style-name="T13"> </text:span><text:span text:style-name="T1">acordasteis.</text:span></text:p>
      <text:p text:style-name="P16"><text:soft-page-break/></text:p>
      <text:p text:style-name="P15"/>
      <text:p text:style-name="P15">Transferencias de uso: Letra pequeña</text:p>
      <text:p text:style-name="P7"><text:span text:style-name="T1">Primero,</text:span><text:span text:style-name="T13"> </text:span><text:span text:style-name="T1">al</text:span><text:span text:style-name="T13"> </text:span><text:span text:style-name="T1">contactar</text:span><text:span text:style-name="T13"> </text:span><text:span text:style-name="T1">a</text:span><text:span text:style-name="T13"> </text:span><text:span text:style-name="T1">un</text:span><text:span text:style-name="T13"> </text:span><text:span text:style-name="T1">ofertante,</text:span><text:span text:style-name="T13"> </text:span><text:span text:style-name="T1">el</text:span><text:span text:style-name="T13"> </text:span><text:span text:style-name="T1">ofertante</text:span><text:span text:style-name="T13"> </text:span><text:span text:style-name="T1">no</text:span><text:span text:style-name="T13"> </text:span><text:span text:style-name="T1">está</text:span><text:span text:style-name="T13"> </text:span><text:span text:style-name="T1">obligado</text:span><text:span text:style-name="T13"> </text:span><text:span text:style-name="T1">a</text:span><text:span text:style-name="T13"> </text:span><text:span text:style-name="T1">responder</text:span><text:span text:style-name="T13"> </text:span><text:span text:style-name="T1">ni</text:span><text:span text:style-name="T13"> </text:span><text:span text:style-name="T1">a</text:span><text:span text:style-name="T13"> </text:span><text:span text:style-name="T1">acabar compartiendo</text:span><text:span text:style-name="T13"> </text:span><text:span text:style-name="T1">la</text:span><text:span text:style-name="T13"> </text:span><text:span text:style-name="T1">cosa,</text:span><text:span text:style-name="T13"> </text:span><text:span text:style-name="T1">ni</text:span><text:span text:style-name="T13"> </text:span><text:span text:style-name="T1">el</text:span><text:span text:style-name="T13"> </text:span><text:span text:style-name="T1">solicitante</text:span><text:span text:style-name="T13"> </text:span><text:span text:style-name="T1">tiene</text:span><text:span text:style-name="T13"> </text:span><text:span text:style-name="T1">derecho</text:span><text:span text:style-name="T13"> </text:span><text:span text:style-name="T1">a</text:span><text:span text:style-name="T13"> </text:span><text:span text:style-name="T1">denunciar</text:span><text:span text:style-name="T13"> </text:span><text:span text:style-name="T1">públicamente</text:span><text:span text:style-name="T13"> </text:span><text:span text:style-name="T1">al</text:span><text:span text:style-name="T13"> </text:span><text:span text:style-name="T1">ofertante</text:span><text:span text:style-name="T13"> </text:span><text:span text:style-name="T1">por ello. </text:span></text:p>
      <text:p text:style-name="P6"><text:span text:style-name="T1">Ahora</text:span><text:span text:style-name="T13"> </text:span><text:span text:style-name="T1">mismo,</text:span><text:span text:style-name="T13"> </text:span><text:span text:style-name="T1">lo</text:span><text:span text:style-name="T13"> ú</text:span><text:span text:style-name="T1">nico</text:span><text:span text:style-name="T13"> </text:span><text:span text:style-name="T1">que</text:span><text:span text:style-name="T13"> </text:span><text:span text:style-name="T1">podemos</text:span><text:span text:style-name="T13"> </text:span><text:span text:style-name="T1">hacer</text:span><text:span text:style-name="T13"> </text:span><text:span text:style-name="T1">a</text:span><text:span text:style-name="T13"> </text:span><text:span text:style-name="T1">nivel</text:span><text:span text:style-name="T13"> </text:span><text:span text:style-name="T1">comunitario</text:span><text:span text:style-name="T13"> </text:span><text:span text:style-name="T1">al</text:span><text:span text:style-name="T13"> </text:span><text:span text:style-name="T1">respecto</text:span><text:span text:style-name="T13"> </text:span><text:span text:style-name="T1">es: </text:span></text:p>
      <text:list xml:id="list3197052964" text:style-name="WWNum15">
        <text:list-item>
          <text:p text:style-name="P28"><text:span text:style-name="T1">Recibir</text:span><text:span text:style-name="T13"> </text:span><text:span text:style-name="T1">comunicación</text:span><text:span text:style-name="T13"> </text:span><text:span text:style-name="T1">de</text:span><text:span text:style-name="T13"> </text:span><text:span text:style-name="T1">que</text:span><text:span text:style-name="T13"> </text:span><text:span text:style-name="T1">el</text:span><text:span text:style-name="T13"> </text:span><text:span text:style-name="T1">ofertante</text:span><text:span text:style-name="T13"> </text:span><text:span text:style-name="T1">no</text:span><text:span text:style-name="T13"> </text:span><text:span text:style-name="T1">responde</text:span><text:span text:style-name="T13"> </text:span><text:span text:style-name="T1">o</text:span><text:span text:style-name="T13"> </text:span><text:span text:style-name="T1">se</text:span><text:span text:style-name="T13"> </text:span><text:span text:style-name="T1">ha</text:span><text:span text:style-name="T13"> </text:span><text:span text:style-name="T1">negado,</text:span><text:span text:style-name="T13"> </text:span><text:span text:style-name="T1">mantener</text:span><text:span text:style-name="T13"> </text:span><text:span text:style-name="T1">un</text:span><text:span text:style-name="T13"> </text:span><text:span text:style-name="T1">archivo privado</text:span><text:span text:style-name="T13"> </text:span><text:span text:style-name="T1">con</text:span><text:span text:style-name="T13"> </text:span><text:span text:style-name="T1">las</text:span><text:span text:style-name="T13"> </text:span><text:span text:style-name="T1">quejas</text:span><text:span text:style-name="T13"> </text:span><text:span text:style-name="T1">y</text:span><text:span text:style-name="T13"> </text:span><text:span text:style-name="T1">si</text:span><text:span text:style-name="T13"> </text:span><text:span text:style-name="T1">la</text:span><text:span text:style-name="T13"> </text:span><text:span text:style-name="T1">situación</text:span><text:span text:style-name="T13"> </text:span><text:span text:style-name="T1">se</text:span><text:span text:style-name="T13"> </text:span><text:span text:style-name="T1">sigue</text:span><text:span text:style-name="T13"> </text:span><text:span text:style-name="T1">repitiendo,</text:span><text:span text:style-name="T13"> </text:span><text:span text:style-name="T1">dar</text:span><text:span text:style-name="T13"> </text:span><text:span text:style-name="T1">de</text:span><text:span text:style-name="T13"> </text:span><text:span text:style-name="T1">baja</text:span><text:span text:style-name="T13"> </text:span><text:span text:style-name="T1">al</text:span><text:span text:style-name="T13"> </text:span><text:span text:style-name="T1">ofertante</text:span><text:span text:style-name="T13"> </text:span><text:span text:style-name="T1">que</text:span><text:span text:style-name="T13"> </text:span><text:span text:style-name="T1">no responde.</text:span><text:span text:style-name="T13"> </text:span><text:span text:style-name="T1">Más</text:span><text:span text:style-name="T13"> </text:span><text:span text:style-name="T1">allá</text:span><text:span text:style-name="T13"> </text:span><text:span text:style-name="T1">de</text:span><text:span text:style-name="T13"> </text:span><text:span text:style-name="T1">esto,</text:span><text:span text:style-name="T13"> </text:span><text:span text:style-name="T1">podríamos</text:span><text:span text:style-name="T13"> </text:span><text:span text:style-name="T1">resolver</text:span><text:span text:style-name="T13"> </text:span><text:span text:style-name="T1">esta</text:span><text:span text:style-name="T13"> </text:span><text:span text:style-name="T1">situación</text:span><text:span text:style-name="T13"> </text:span><text:span text:style-name="T1">tal</text:span><text:span text:style-name="T13"> </text:span><text:span text:style-name="T1">y</text:span><text:span text:style-name="T13"> </text:span><text:span text:style-name="T1">como</text:span><text:span text:style-name="T13"> </text:span><text:span text:style-name="T1">se</text:span><text:span text:style-name="T13"> </text:span><text:span text:style-name="T1">hace</text:span><text:span text:style-name="T13"> </text:span><text:span text:style-name="T1">en </text:span><text:span text:style-name="T22">couchsurfing</text:span><text:span text:style-name="T1">,</text:span><text:span text:style-name="T13"> </text:span><text:span text:style-name="T1">mostrando</text:span><text:span text:style-name="T13"> </text:span><text:span text:style-name="T1">en</text:span><text:span text:style-name="T13"> </text:span><text:span text:style-name="T1">el</text:span><text:span text:style-name="T13"> </text:span><text:span text:style-name="T1">perfil</text:span><text:span text:style-name="T13"> </text:span><text:span text:style-name="T1">de</text:span><text:span text:style-name="T13"> </text:span><text:span text:style-name="T1">usuario</text:span><text:span text:style-name="T13"> </text:span><text:span text:style-name="T1">un</text:span><text:span text:style-name="T13"> </text:span><text:span text:style-name="T1">porcentaje</text:span><text:span text:style-name="T13"> </text:span><text:span text:style-name="T1">de</text:span><text:span text:style-name="T13"> </text:span><text:span text:style-name="T1">respuestas</text:span><text:span text:style-name="T13"> </text:span><text:span text:style-name="T1">a</text:span><text:span text:style-name="T13"> </text:span><text:span text:style-name="T1">mensajes. </text:span></text:p>
        </text:list-item>
        <text:list-item>
          <text:p text:style-name="P28"><text:span text:style-name="T1">Si</text:span><text:span text:style-name="T13"> </text:span><text:span text:style-name="T1">la</text:span><text:span text:style-name="T13"> </text:span><text:span text:style-name="T1">ofertante</text:span><text:span text:style-name="T13"> </text:span><text:span text:style-name="T1">responde,</text:span><text:span text:style-name="T13"> </text:span><text:span text:style-name="T1">ofrece</text:span><text:span text:style-name="T13"> </text:span><text:span text:style-name="T1">un</text:span><text:span text:style-name="T13"> </text:span><text:span text:style-name="T1">sitio</text:span><text:span text:style-name="T13"> </text:span><text:span text:style-name="T1">de</text:span><text:span text:style-name="T13"> </text:span><text:span text:style-name="T1">quedada,</text:span><text:span text:style-name="T13"> </text:span><text:span text:style-name="T1">no</text:span><text:span text:style-name="T13"> </text:span><text:span text:style-name="T1">aparece</text:span><text:span text:style-name="T13"> </text:span><text:span text:style-name="T1">y</text:span><text:span text:style-name="T13"> </text:span><text:span text:style-name="T1">no</text:span><text:span text:style-name="T13"> </text:span><text:span text:style-name="T1">da</text:span><text:span text:style-name="T13"> </text:span><text:span text:style-name="T1">explicaciones,</text:span><text:span text:style-name="T13"> </text:span><text:span text:style-name="T1">si</text:span><text:span text:style-name="T13"> </text:span><text:span text:style-name="T1">se puede</text:span><text:span text:style-name="T13"> </text:span><text:span text:style-name="T1">formular</text:span><text:span text:style-name="T13"> </text:span><text:span text:style-name="T1">una</text:span><text:span text:style-name="T13"> </text:span><text:span text:style-name="T1">queja.</text:span><text:span text:style-name="T13"> </text:span><text:span text:style-name="T1">Si</text:span><text:span text:style-name="T13"> </text:span><text:span text:style-name="T1">da</text:span><text:span text:style-name="T13"> </text:span><text:span text:style-name="T1">explicaciones</text:span><text:span text:style-name="T13"> </text:span><text:span text:style-name="T1">pero</text:span><text:span text:style-name="T13"> </text:span><text:span text:style-name="T1">vuelve</text:span><text:span text:style-name="T13"> </text:span><text:span text:style-name="T1">a</text:span><text:span text:style-name="T13"> </text:span><text:span text:style-name="T1">pasar,</text:span><text:span text:style-name="T13"> </text:span><text:span text:style-name="T1">entonces</text:span><text:span text:style-name="T13"> </text:span><text:span text:style-name="T1">si</text:span><text:span text:style-name="T13"> </text:span><text:span text:style-name="T1">se</text:span><text:span text:style-name="T13"> </text:span><text:span text:style-name="T1">puede formular</text:span><text:span text:style-name="T13"> </text:span><text:span text:style-name="T1">una</text:span><text:span text:style-name="T13"> </text:span><text:span text:style-name="T1">queja</text:span><text:span text:style-name="T13"> </text:span><text:span text:style-name="T1">publica. </text:span></text:p>
        </text:list-item>
        <text:list-item>
          <text:p text:style-name="P28"><text:span text:style-name="T1">La</text:span><text:span text:style-name="T13"> </text:span><text:span text:style-name="T1">conversación</text:span><text:span text:style-name="T13"> </text:span><text:span text:style-name="T1">sobre</text:span><text:span text:style-name="T13"> </text:span><text:span text:style-name="T1">los</text:span><text:span text:style-name="T13"> </text:span><text:span text:style-name="T1">datos</text:span><text:span text:style-name="T13"> </text:span><text:span text:style-name="T1">de</text:span><text:span text:style-name="T13"> </text:span><text:span text:style-name="T1">autenticación</text:span><text:span text:style-name="T13"> </text:span><text:span text:style-name="T1">de</text:span><text:span text:style-name="T13"> </text:span><text:span text:style-name="T1">identidad</text:span><text:span text:style-name="T13"> </text:span><text:span text:style-name="T1">que</text:span><text:span text:style-name="T13"> </text:span><text:span text:style-name="T1">necesite</text:span><text:span text:style-name="T13"> </text:span><text:span text:style-name="T1">el</text:span><text:span text:style-name="T13"> </text:span><text:span text:style-name="T1">ofertante antes</text:span><text:span text:style-name="T13"> </text:span><text:span text:style-name="T1">de</text:span><text:span text:style-name="T13"> </text:span><text:span text:style-name="T1">la</text:span><text:span text:style-name="T13"> </text:span><text:span text:style-name="T1">entrega</text:span><text:span text:style-name="T13"> </text:span><text:span text:style-name="T1">de</text:span><text:span text:style-name="T13"> </text:span><text:span text:style-name="T1">la</text:span><text:span text:style-name="T13"> </text:span><text:span text:style-name="T1">cosa</text:span><text:span text:style-name="T13"> </text:span><text:span text:style-name="T1">se</text:span><text:span text:style-name="T13"> </text:span><text:span text:style-name="T1">puede</text:span><text:span text:style-name="T13"> </text:span><text:span text:style-name="T1">alargar</text:span><text:span text:style-name="T13"> </text:span><text:span text:style-name="T1">todo</text:span><text:span text:style-name="T13"> </text:span><text:span text:style-name="T1">lo</text:span><text:span text:style-name="T13"> </text:span><text:span text:style-name="T1">que</text:span><text:span text:style-name="T13"> </text:span><text:span text:style-name="T1">el</text:span><text:span text:style-name="T13"> </text:span><text:span text:style-name="T1">ofertante</text:span><text:span text:style-name="T13"> </text:span><text:span text:style-name="T1">quiera,</text:span><text:span text:style-name="T13"> </text:span><text:span text:style-name="T1">quedando espacio</text:span><text:span text:style-name="T13"> </text:span><text:span text:style-name="T1">para</text:span><text:span text:style-name="T13"> </text:span><text:span text:style-name="T1">la</text:span><text:span text:style-name="T13"> </text:span><text:span text:style-name="T1">queja</text:span><text:span text:style-name="T13"> </text:span><text:span text:style-name="T1">del</text:span><text:span text:style-name="T13"> </text:span><text:span text:style-name="T1">solicitante</text:span><text:span text:style-name="T13"> </text:span><text:span text:style-name="T1">si</text:span><text:span text:style-name="T13"> </text:span><text:span text:style-name="T1">el</text:span><text:span text:style-name="T13"> </text:span><text:span text:style-name="T1">solicitante</text:span><text:span text:style-name="T13"> </text:span><text:span text:style-name="T1">considera</text:span><text:span text:style-name="T13"> </text:span><text:span text:style-name="T1">que</text:span><text:span text:style-name="T13"> </text:span><text:span text:style-name="T1">ha</text:span><text:span text:style-name="T13"> </text:span><text:span text:style-name="T1">entregado</text:span><text:span text:style-name="T13"> </text:span><text:span text:style-name="T1">su</text:span><text:span text:style-name="T13"> </text:span><text:span text:style-name="T1">identidad convencional,</text:span><text:span text:style-name="T13"> </text:span><text:span text:style-name="T1">su</text:span><text:span text:style-name="T13"> </text:span><text:span text:style-name="T1">teléfono</text:span><text:span text:style-name="T13"> </text:span><text:span text:style-name="T1">de</text:span><text:span text:style-name="T13"> </text:span><text:span text:style-name="T1">contacto</text:span><text:span text:style-name="T13"> </text:span><text:span text:style-name="T1">y</text:span><text:span text:style-name="T13"> </text:span><text:span text:style-name="T1">alguna</text:span><text:span text:style-name="T13"> </text:span><text:span text:style-name="T1">dirección</text:span><text:span text:style-name="T13"> </text:span><text:span text:style-name="T1">que</text:span><text:span text:style-name="T13"> </text:span><text:span text:style-name="T1">el</text:span><text:span text:style-name="T13"> </text:span><text:span text:style-name="T1">ofertante</text:span><text:span text:style-name="T13"> </text:span><text:span text:style-name="T1">debe</text:span><text:span text:style-name="T13"> </text:span><text:span text:style-name="T1">ser</text:span><text:span text:style-name="T13"> </text:span><text:span text:style-name="T1">proactivo</text:span><text:span text:style-name="T13"> </text:span><text:span text:style-name="T1">en querer</text:span><text:span text:style-name="T13"> </text:span><text:span text:style-name="T1">comprobar</text:span><text:span text:style-name="T13"> </text:span><text:span text:style-name="T1">si</text:span><text:span text:style-name="T13"> </text:span><text:span text:style-name="T1">quiere</text:span><text:span text:style-name="T13"> </text:span><text:span text:style-name="T1">seguir</text:span><text:span text:style-name="T13"> </text:span><text:span text:style-name="T1">pidiendole</text:span><text:span text:style-name="T13"> </text:span><text:span text:style-name="T1">más</text:span><text:span text:style-name="T13"> </text:span><text:span text:style-name="T1">datos. </text:span></text:p>
        </text:list-item>
        <text:list-item>
          <text:p text:style-name="P28"><text:span text:style-name="T1">La</text:span><text:span text:style-name="T13"> </text:span><text:span text:style-name="T1">conversación</text:span><text:span text:style-name="T13"> </text:span><text:span text:style-name="T1">sobre</text:span><text:span text:style-name="T13"> </text:span><text:span text:style-name="T1">las</text:span><text:span text:style-name="T13"> </text:span><text:span text:style-name="T1">garantías</text:span><text:span text:style-name="T13"> </text:span><text:span text:style-name="T1">de</text:span><text:span text:style-name="T13"> </text:span><text:span text:style-name="T1">cumplimiento</text:span><text:span text:style-name="T13"> </text:span><text:span text:style-name="T1">de</text:span><text:span text:style-name="T13"> </text:span><text:span text:style-name="T1">las</text:span><text:span text:style-name="T13"> </text:span><text:span text:style-name="T1">condiciones</text:span><text:span text:style-name="T13"> </text:span><text:span text:style-name="T1">o</text:span><text:span text:style-name="T13"> </text:span><text:span text:style-name="T1">las</text:span><text:span text:style-name="T13"> </text:span><text:span text:style-name="T1">instrucciones de</text:span><text:span text:style-name="T13"> </text:span><text:span text:style-name="T1">uso</text:span><text:span text:style-name="T13"> </text:span><text:span text:style-name="T1">se</text:span><text:span text:style-name="T13"> </text:span><text:span text:style-name="T1">puede</text:span><text:span text:style-name="T13"> </text:span><text:span text:style-name="T1">alargar</text:span><text:span text:style-name="T13"> </text:span><text:span text:style-name="T1">todo</text:span><text:span text:style-name="T13"> </text:span><text:span text:style-name="T1">lo</text:span><text:span text:style-name="T13"> </text:span><text:span text:style-name="T1">que</text:span><text:span text:style-name="T13"> </text:span><text:span text:style-name="T1">el</text:span><text:span text:style-name="T13"> </text:span><text:span text:style-name="T1">ofertante</text:span><text:span text:style-name="T13"> </text:span><text:span text:style-name="T1">quiera,</text:span><text:span text:style-name="T13"> </text:span><text:span text:style-name="T1">manteniendo</text:span><text:span text:style-name="T13"> </text:span><text:span text:style-name="T1">el</text:span><text:span text:style-name="T13"> </text:span><text:span text:style-name="T1">ofertante</text:span><text:span text:style-name="T13"> </text:span><text:span text:style-name="T1">el</text:span><text:span text:style-name="T13"> </text:span><text:span text:style-name="T1">derecho</text:span><text:span text:style-name="T13"> </text:span><text:span text:style-name="T1">a no</text:span><text:span text:style-name="T13"> </text:span><text:span text:style-name="T1">compartir</text:span><text:span text:style-name="T13"> </text:span><text:span text:style-name="T1">la</text:span><text:span text:style-name="T13"> </text:span><text:span text:style-name="T1">cosa</text:span><text:span text:style-name="T13"> </text:span><text:span text:style-name="T1">aunque</text:span><text:span text:style-name="T13"> </text:span><text:span text:style-name="T1">el</text:span><text:span text:style-name="T13"> </text:span><text:span text:style-name="T1">solicitante</text:span><text:span text:style-name="T13"> </text:span><text:span text:style-name="T1">a</text:span><text:span text:style-name="T13"> </text:span><text:span text:style-name="T1">priori</text:span><text:span text:style-name="T13"> </text:span><text:span text:style-name="T1">cumpla</text:span><text:span text:style-name="T13"> </text:span><text:span text:style-name="T1">con</text:span><text:span text:style-name="T13"> </text:span><text:span text:style-name="T1">las</text:span><text:span text:style-name="T13"> </text:span><text:span text:style-name="T1">condiciones</text:span><text:span text:style-name="T13"> </text:span><text:span text:style-name="T1">y</text:span><text:span text:style-name="T13"> </text:span><text:span text:style-name="T1">demuestre capacidad</text:span><text:span text:style-name="T13"> </text:span><text:span text:style-name="T1">de</text:span><text:span text:style-name="T13"> </text:span><text:span text:style-name="T1">uso</text:span><text:span text:style-name="T13"> </text:span><text:span text:style-name="T1">razonable</text:span><text:span text:style-name="T13"> </text:span><text:span text:style-name="T1">de</text:span><text:span text:style-name="T13"> </text:span><text:span text:style-name="T1">la</text:span><text:span text:style-name="T13"> </text:span><text:span text:style-name="T1">cosa. </text:span></text:p>
        </text:list-item>
        <text:list-item>
          <text:p text:style-name="P28"><text:span text:style-name="T1">El</text:span><text:span text:style-name="T13"> </text:span><text:span text:style-name="T1">ofertante</text:span><text:span text:style-name="T13"> </text:span><text:span text:style-name="T1">puede</text:span><text:span text:style-name="T13"> </text:span><text:span text:style-name="T1">readecuar</text:span><text:span text:style-name="T13"> </text:span><text:span text:style-name="T1">las</text:span><text:span text:style-name="T13"> </text:span><text:span text:style-name="T1">cláusulas</text:span><text:span text:style-name="T13"> </text:span><text:span text:style-name="T1">a</text:span><text:span text:style-name="T13"> </text:span><text:span text:style-name="T1">un</text:span><text:span text:style-name="T13"> </text:span><text:span text:style-name="T1">solicitante</text:span><text:span text:style-name="T13"> </text:span><text:span text:style-name="T1">en</text:span><text:span text:style-name="T13"> </text:span><text:span text:style-name="T1">concreto,</text:span><text:span text:style-name="T13"> </text:span><text:span text:style-name="T1">constatando</text:span><text:span text:style-name="T13"> </text:span><text:span text:style-name="T1">esto mediante</text:span><text:span text:style-name="T13"> </text:span><text:span text:style-name="T1">un</text:span><text:span text:style-name="T13"> </text:span><text:span text:style-name="T1">mensaje</text:span><text:span text:style-name="T13"> </text:span><text:span text:style-name="T1">privado</text:span><text:span text:style-name="T13"> </text:span><text:span text:style-name="T1">al</text:span><text:span text:style-name="T13"> </text:span><text:span text:style-name="T1">solicitante</text:span><text:span text:style-name="T13"> </text:span><text:span text:style-name="T1">si</text:span><text:span text:style-name="T13"> </text:span><text:span text:style-name="T1">así</text:span><text:span text:style-name="T13"> </text:span><text:span text:style-name="T1">lo</text:span><text:span text:style-name="T13"> </text:span><text:span text:style-name="T1">desean. </text:span></text:p>
        </text:list-item>
      </text:list>
      <text:p text:style-name="P6"><text:span text:style-name="T1">En</text:span><text:span text:style-name="T13"> </text:span><text:span text:style-name="T1">el</text:span><text:span text:style-name="T13"> </text:span><text:span text:style-name="T1">caso</text:span><text:span text:style-name="T13"> </text:span><text:span text:style-name="T1">del</text:span><text:span text:style-name="T13"> </text:span><text:span text:style-name="T1">ofertante</text:span><text:span text:style-name="T13"> </text:span><text:span text:style-name="T1">quejarse</text:span><text:span text:style-name="T13"> </text:span><text:span text:style-name="T1">amparándose</text:span><text:span text:style-name="T13"> </text:span><text:span text:style-name="T1">en</text:span><text:span text:style-name="T13"> </text:span><text:span text:style-name="T1">unas</text:span><text:span text:style-name="T13"> </text:span><text:span text:style-name="T1">condiciones</text:span><text:span text:style-name="T13"> </text:span><text:span text:style-name="T1">en</text:span><text:span text:style-name="T13"> </text:span><text:span text:style-name="T1">su</text:span><text:span text:style-name="T13"> </text:span><text:span text:style-name="T1">publicación</text:span><text:span text:style-name="T13"> </text:span><text:span text:style-name="T1">que</text:span><text:span text:style-name="T13"> </text:span><text:span text:style-name="T1">han sido</text:span><text:span text:style-name="T13"> </text:span><text:span text:style-name="T1">cambiadas</text:span><text:span text:style-name="T13"> </text:span><text:span text:style-name="T1">después</text:span><text:span text:style-name="T13"> </text:span><text:span text:style-name="T1">de</text:span><text:span text:style-name="T13"> </text:span><text:span text:style-name="T1">haber</text:span><text:span text:style-name="T13"> </text:span><text:span text:style-name="T1">entregado</text:span><text:span text:style-name="T13"> </text:span><text:span text:style-name="T1">la</text:span><text:span text:style-name="T13"> </text:span><text:span text:style-name="T1">cosa,</text:span><text:span text:style-name="T13"> </text:span><text:span text:style-name="T1">le</text:span><text:span text:style-name="T13"> </text:span><text:span text:style-name="T1">vamos</text:span><text:span text:style-name="T13"> </text:span><text:span text:style-name="T1">a</text:span><text:span text:style-name="T13"> </text:span><text:span text:style-name="T1">pillar</text:span><text:span text:style-name="T13"> </text:span><text:span text:style-name="T1">porque</text:span><text:span text:style-name="T13"> </text:span><text:span text:style-name="T1">podemos consultar</text:span><text:span text:style-name="T13"> </text:span><text:span text:style-name="T1">que</text:span><text:span text:style-name="T13"> </text:span><text:span text:style-name="T1">la</text:span><text:span text:style-name="T13"> </text:span><text:span text:style-name="T1">hora</text:span><text:span text:style-name="T13"> </text:span><text:span text:style-name="T1">exacta</text:span><text:span text:style-name="T13"> </text:span><text:span text:style-name="T1">del</text:span><text:span text:style-name="T13"> </text:span><text:span text:style-name="T1">cambio</text:span><text:span text:style-name="T13"> </text:span><text:span text:style-name="T1">de</text:span><text:span text:style-name="T13"> </text:span><text:span text:style-name="T1">condiciones</text:span><text:span text:style-name="T13"> </text:span><text:span text:style-name="T1">es</text:span><text:span text:style-name="T13"> </text:span><text:span text:style-name="T1">después</text:span><text:span text:style-name="T13"> </text:span><text:span text:style-name="T1">del</text:span><text:span text:style-name="T13"> </text:span><text:span text:style-name="T1">solicitante</text:span><text:span text:style-name="T13"> </text:span><text:span text:style-name="T1">haber comentado</text:span><text:span text:style-name="T13"> </text:span><text:span text:style-name="T1">que</text:span><text:span text:style-name="T13"> </text:span><text:span text:style-name="T1">el</text:span><text:span text:style-name="T13"> </text:span><text:span text:style-name="T1">tiene</text:span><text:span text:style-name="T13"> </text:span><text:span text:style-name="T1">la</text:span><text:span text:style-name="T13"> </text:span><text:span text:style-name="T1">cosa. </text:span></text:p>
      <text:p text:style-name="P13"/>
      <text:p text:style-name="P6"><text:soft-page-break/><text:span text:style-name="T3">6. <text:s/></text:span><text:span text:style-name="T1">Esperamos</text:span><text:span text:style-name="T13"> </text:span><text:span text:style-name="T1">llenar</text:span><text:span text:style-name="T13"> </text:span><text:span text:style-name="T1">la</text:span><text:span text:style-name="T13"> </text:span><text:span text:style-name="T1">plataforma</text:span><text:span text:style-name="T13"> </text:span><text:span text:style-name="T1">de</text:span><text:span text:style-name="T13"> </text:span><text:span text:style-name="T1">cosas</text:span><text:span text:style-name="T13"> </text:span><text:span text:style-name="T1">compartivas</text:span><text:span text:style-name="T13"> </text:span><text:span text:style-name="T1">lo</text:span><text:span text:style-name="T13"> </text:span><text:span text:style-name="T1">suficiente</text:span><text:span text:style-name="T13"> </text:span><text:span text:style-name="T1">para</text:span><text:span text:style-name="T13"> </text:span><text:span text:style-name="T1">que</text:span><text:span text:style-name="T13"> </text:span><text:span text:style-name="T1">así</text:span><text:span text:style-name="T13"> </text:span><text:span text:style-name="T1">la</text:span><text:span text:style-name="T13"> </text:span><text:span text:style-name="T1">gente</text:span><text:span text:style-name="T13"> </text:span><text:span text:style-name="T1">que quiera</text:span><text:span text:style-name="T13"> </text:span><text:span text:style-name="T1">causar</text:span><text:span text:style-name="T13"> </text:span><text:span text:style-name="T1">problemas</text:span><text:span text:style-name="T13"> </text:span><text:span text:style-name="T1">intencionadamente</text:span><text:span text:style-name="T13"> </text:span><text:span text:style-name="T1">sepa</text:span><text:span text:style-name="T13"> </text:span><text:span text:style-name="T1">que</text:span><text:span text:style-name="T13"> </text:span><text:span text:style-name="T1">cuando</text:span><text:span text:style-name="T13"> </text:span><text:span text:style-name="T1">le</text:span><text:span text:style-name="T13"> </text:span><text:span text:style-name="T1">pillemos</text:span><text:span text:style-name="T13"> </text:span><text:span text:style-name="T1">va</text:span><text:span text:style-name="T13"> </text:span><text:span text:style-name="T1">a</text:span><text:span text:style-name="T13"> </text:span><text:span text:style-name="T1">perderse</text:span><text:span text:style-name="T13"> </text:span><text:span text:style-name="T1">la posibilidad</text:span><text:span text:style-name="T13"> </text:span><text:span text:style-name="T1">de</text:span><text:span text:style-name="T13"> </text:span><text:span text:style-name="T1">disponer</text:span><text:span text:style-name="T13"> </text:span><text:span text:style-name="T1">de</text:span><text:span text:style-name="T13"> </text:span><text:span text:style-name="T1">ellas.</text:span><text:span text:style-name="T13"> </text:span><text:span text:style-name="T1">Es</text:span><text:span text:style-name="T13"> </text:span><text:span text:style-name="T1">decir,</text:span><text:span text:style-name="T13"> </text:span><text:span text:style-name="T1">que</text:span><text:span text:style-name="T13"> </text:span><text:span text:style-name="T1">sea</text:span><text:span text:style-name="T13"> </text:span><text:span text:style-name="T1">tan</text:span><text:span text:style-name="T13"> </text:span><text:span text:style-name="T1">bonito</text:span><text:span text:style-name="T13"> </text:span><text:span text:style-name="T1">lo</text:span><text:span text:style-name="T13"> </text:span><text:span text:style-name="T1">que</text:span><text:span text:style-name="T13"> </text:span><text:span text:style-name="T1">la</text:span><text:span text:style-name="T13"> C</text:span><text:span text:style-name="T1">ousateca</text:span><text:span text:style-name="T13"> </text:span><text:span text:style-name="T1">tiene</text:span><text:span text:style-name="T13"> </text:span><text:span text:style-name="T1">dentro que</text:span><text:span text:style-name="T13"> </text:span><text:span text:style-name="T1">a</text:span><text:span text:style-name="T13"> </text:span><text:span text:style-name="T1">nadie</text:span><text:span text:style-name="T13"> </text:span><text:span text:style-name="T1">le</text:span><text:span text:style-name="T13"> </text:span><text:span text:style-name="T1">valga</text:span><text:span text:style-name="T13"> </text:span><text:span text:style-name="T1">la</text:span><text:span text:style-name="T13"> </text:span><text:span text:style-name="T1">pena</text:span><text:span text:style-name="T13"> </text:span><text:span text:style-name="T1">venir</text:span><text:span text:style-name="T13"> </text:span><text:span text:style-name="T1">a</text:span><text:span text:style-name="T13"> </text:span><text:span text:style-name="T1">molestar</text:span><text:span text:style-name="T13"> </text:span><text:span text:style-name="T1">porque</text:span><text:span text:style-name="T13"> </text:span><text:span text:style-name="T1">sino</text:span><text:span text:style-name="T13"> </text:span><text:span text:style-name="T1">se</text:span><text:span text:style-name="T13"> </text:span><text:span text:style-name="T1">va</text:span><text:span text:style-name="T13"> </text:span><text:span text:style-name="T1">a</text:span><text:span text:style-name="T13"> </text:span><text:span text:style-name="T1">perder</text:span><text:span text:style-name="T13"> </text:span><text:span text:style-name="T1">una</text:span><text:span text:style-name="T13"> </text:span><text:span text:style-name="T1">fiesta</text:span><text:span text:style-name="T13"> </text:span><text:span text:style-name="T1">importante para</text:span><text:span text:style-name="T13"> </text:span><text:span text:style-name="T1">su</text:span><text:span text:style-name="T13"> </text:span><text:span text:style-name="T1">futuro.</text:span></text:p>
      <text:list xml:id="list3970179430" text:style-name="WWNum16">
        <text:list-item>
          <text:list>
            <text:list-header>
              <text:p text:style-name="P30"/>
              <text:p text:style-name="P29"><text:span text:style-name="T3">7. </text:span><text:span text:style-name="T1">Siempre</text:span><text:span text:style-name="T13"> </text:span><text:span text:style-name="T1">tenemos</text:span><text:span text:style-name="T13"> </text:span><text:span text:style-name="T1">una</text:span><text:span text:style-name="T13"> </text:span><text:span text:style-name="T1">parte</text:span><text:span text:style-name="T13"> </text:span><text:span text:style-name="T1">de</text:span><text:span text:style-name="T13"> </text:span><text:span text:style-name="T1">responsabilidad</text:span><text:span text:style-name="T13"> </text:span><text:span text:style-name="T1">que</text:span><text:span text:style-name="T13"> </text:span><text:span text:style-name="T1">cuidar</text:span><text:span text:style-name="T13"> </text:span><text:span text:style-name="T1">a</text:span><text:span text:style-name="T13"> </text:span><text:span text:style-name="T1">la</text:span><text:span text:style-name="T13"> </text:span><text:span text:style-name="T1">hora</text:span><text:span text:style-name="T13"> </text:span><text:span text:style-name="T1">de</text:span><text:span text:style-name="T13"> </text:span><text:span text:style-name="T1">confiar</text:span><text:span text:style-name="T13"> </text:span><text:span text:style-name="T1">en</text:span><text:span text:style-name="T13"> </text:span><text:span text:style-name="T1">alguien, pero</text:span><text:span text:style-name="T13"> </text:span><text:span text:style-name="T1">tampoco</text:span><text:span text:style-name="T13"> </text:span><text:span text:style-name="T1">debemos</text:span><text:span text:style-name="T13"> </text:span><text:span text:style-name="T1">pensar</text:span><text:span text:style-name="T13"> </text:span><text:span text:style-name="T1">que</text:span><text:span text:style-name="T13"> </text:span><text:span text:style-name="T1">la</text:span><text:span text:style-name="T13"> </text:span><text:span text:style-name="T1">desconfianza</text:span><text:span text:style-name="T13"> </text:span><text:span text:style-name="T1">es</text:span><text:span text:style-name="T13"> </text:span><text:span text:style-name="T1">siempre</text:span><text:span text:style-name="T13"> </text:span><text:span text:style-name="T1">la</text:span><text:span text:style-name="T13"> </text:span><text:span text:style-name="T1">mejor</text:span><text:span text:style-name="T13"> </text:span><text:span text:style-name="T1">opción</text:span><text:span text:style-name="T13"> </text:span><text:span text:style-name="T1">porque</text:span><text:span text:style-name="T13"> </text:span><text:span text:style-name="T1">también nos</text:span><text:span text:style-name="T13"> </text:span><text:span text:style-name="T1">aísla. </text:span></text:p>
              <text:p text:style-name="P31"/>
              <text:p text:style-name="P29"><text:span text:style-name="T5">8. </text:span><text:span text:style-name="T1">No</text:span><text:span text:style-name="T13"> </text:span><text:span text:style-name="T1">estas</text:span><text:span text:style-name="T13"> </text:span><text:span text:style-name="T1">obligada</text:span><text:span text:style-name="T13"> </text:span><text:span text:style-name="T1">a</text:span><text:span text:style-name="T13"> </text:span><text:span text:style-name="T1">prestar</text:span><text:span text:style-name="T13"> </text:span><text:span text:style-name="T1">nada</text:span><text:span text:style-name="T13"> </text:span><text:span text:style-name="T1">a</text:span><text:span text:style-name="T13"> </text:span><text:span text:style-name="T1">nadie</text:span><text:span text:style-name="T13"> </text:span><text:span text:style-name="T1">con</text:span><text:span text:style-name="T13"> </text:span><text:span text:style-name="T1">quien</text:span><text:span text:style-name="T13"> </text:span><text:span text:style-name="T1">no</text:span><text:span text:style-name="T13"> </text:span><text:span text:style-name="T1">sientas</text:span><text:span text:style-name="T13"> </text:span><text:span text:style-name="T1">hacerlo,</text:span><text:span text:style-name="T13"> </text:span><text:span text:style-name="T1">ni</text:span><text:span text:style-name="T13"> </text:span><text:span text:style-name="T1">tampoco</text:span><text:span text:style-name="T13"> </text:span><text:span text:style-name="T1">tienes que</text:span><text:span text:style-name="T13"> </text:span><text:span text:style-name="T1">esperar</text:span><text:span text:style-name="T13"> </text:span><text:span text:style-name="T1">una</text:span><text:span text:style-name="T13"> </text:span><text:span text:style-name="T1">alianza</text:span><text:span text:style-name="T13"> </text:span><text:span text:style-name="T1">o</text:span><text:span text:style-name="T13"> </text:span><text:span text:style-name="T1">agradecimiento</text:span><text:span text:style-name="T13"> </text:span><text:span text:style-name="T1">especial</text:span><text:span text:style-name="T13"> </text:span><text:span text:style-name="T1">por</text:span><text:span text:style-name="T13"> </text:span><text:span text:style-name="T1">parte</text:span><text:span text:style-name="T13"> </text:span><text:span text:style-name="T1">de</text:span><text:span text:style-name="T13"> </text:span><text:span text:style-name="T1">la</text:span><text:span text:style-name="T13"> </text:span><text:span text:style-name="T1">persona</text:span><text:span text:style-name="T13"> </text:span><text:span text:style-name="T1">a</text:span><text:span text:style-name="T13"> </text:span><text:span text:style-name="T1">la</text:span><text:span text:style-name="T13"> </text:span><text:span text:style-name="T1">que</text:span><text:span text:style-name="T13"> </text:span><text:span text:style-name="T1">le</text:span><text:span text:style-name="T13"> </text:span><text:span text:style-name="T1">prestas la</text:span><text:span text:style-name="T13"> </text:span><text:span text:style-name="T1">cosa. </text:span></text:p>
              <text:p text:style-name="P31"/>
              <text:p text:style-name="P29"><text:span text:style-name="T5">9. </text:span><text:span text:style-name="T1">Tu</text:span><text:span text:style-name="T13"> </text:span><text:span text:style-name="T1">cosa</text:span><text:span text:style-name="T13"> </text:span><text:span text:style-name="T1">se</text:span><text:span text:style-name="T13"> </text:span><text:span text:style-name="T1">desgastara</text:span><text:span text:style-name="T13"> </text:span><text:span text:style-name="T1">cuando</text:span><text:span text:style-name="T13"> </text:span><text:span text:style-name="T1">la</text:span><text:span text:style-name="T13"> </text:span><text:span text:style-name="T1">usen</text:span><text:span text:style-name="T13"> </text:span><text:span text:style-name="T1">otras.</text:span><text:span text:style-name="T13"> </text:span><text:span text:style-name="T1">Puedes</text:span><text:span text:style-name="T13"> </text:span><text:span text:style-name="T1">pedir</text:span><text:span text:style-name="T13"> </text:span><text:span text:style-name="T1">que</text:span><text:span text:style-name="T13"> </text:span><text:span text:style-name="T1">te</text:span><text:span text:style-name="T13"> </text:span><text:span text:style-name="T1">aporten</text:span><text:span text:style-name="T13"> </text:span><text:span text:style-name="T1">contribución patrimonial</text:span><text:span text:style-name="T13"> </text:span><text:span text:style-name="T1">si</text:span><text:span text:style-name="T13"> </text:span><text:span text:style-name="T1">esto</text:span><text:span text:style-name="T13"> </text:span><text:span text:style-name="T1">te</text:span><text:span text:style-name="T13"> </text:span><text:span text:style-name="T1">preocupa. </text:span></text:p>
              <text:p text:style-name="P31"/>
              <text:p text:style-name="P29"><text:span text:style-name="T5">10. </text:span><text:span text:style-name="T1">Malentendidos,</text:span><text:span text:style-name="T13"> </text:span><text:span text:style-name="T1">exageraciones,</text:span><text:span text:style-name="T13"> </text:span><text:span text:style-name="T1">imprecisiones</text:span><text:span text:style-name="T13"> </text:span><text:span text:style-name="T1">pueden</text:span><text:span text:style-name="T13"> </text:span><text:span text:style-name="T1">haberlos.</text:span><text:span text:style-name="T13"> </text:span><text:span text:style-name="T1">Coméntalos</text:span><text:span text:style-name="T13"> </text:span><text:span text:style-name="T1">donde</text:span><text:span text:style-name="T13"> </text:span><text:span text:style-name="T1">los</text:span><text:span text:style-name="T13"> </text:span><text:span text:style-name="T1">veas. Accidentes</text:span><text:span text:style-name="T13"> </text:span><text:span text:style-name="T1">también</text:span><text:span text:style-name="T13"> </text:span><text:span text:style-name="T1">pueden</text:span><text:span text:style-name="T13"> </text:span><text:span text:style-name="T1">haberlos</text:span><text:span text:style-name="T13"> </text:span><text:span text:style-name="T1">y</text:span><text:span text:style-name="T13"> </text:span><text:span text:style-name="T1">si</text:span><text:span text:style-name="T13"> </text:span><text:span text:style-name="T1">la</text:span><text:span text:style-name="T13"> </text:span><text:span text:style-name="T1">prestataria</text:span><text:span text:style-name="T13"> </text:span><text:span text:style-name="T1">está</text:span><text:span text:style-name="T13"> </text:span><text:span text:style-name="T1">predispuesta</text:span><text:span text:style-name="T13"> </text:span><text:span text:style-name="T1">a</text:span><text:span text:style-name="T13"> </text:span><text:span text:style-name="T1">compensar</text:span><text:span text:style-name="T13"> </text:span><text:span text:style-name="T1">los daños</text:span><text:span text:style-name="T13"> </text:span><text:span text:style-name="T1">accidentales</text:span><text:span text:style-name="T13"> </text:span><text:span text:style-name="T1">habidos,</text:span><text:span text:style-name="T13"> </text:span><text:span text:style-name="T1">pues</text:span><text:span text:style-name="T13"> </text:span><text:span text:style-name="T1">el</text:span><text:span text:style-name="T13"> </text:span><text:span text:style-name="T1">accidente</text:span><text:span text:style-name="T13"> </text:span><text:span text:style-name="T1">ya</text:span><text:span text:style-name="T13"> </text:span><text:span text:style-name="T1">no</text:span><text:span text:style-name="T13"> </text:span><text:span text:style-name="T1">debería</text:span><text:span text:style-name="T13"> </text:span><text:span text:style-name="T1">haber</text:span><text:span text:style-name="T13"> </text:span><text:span text:style-name="T1">sido</text:span><text:span text:style-name="T13"> </text:span><text:span text:style-name="T1">un</text:span><text:span text:style-name="T13"> </text:span><text:span text:style-name="T1">problema</text:span><text:span text:style-name="T13"> </text:span><text:span text:style-name="T1">para</text:span><text:span text:style-name="T13"> </text:span><text:span text:style-name="T1">ti. </text:span></text:p>
              <text:p text:style-name="P23"/>
            </text:list-header>
          </text:list>
        </text:list-item>
      </text:list>
      <text:p text:style-name="P25"/>
      <text:p text:style-name="P25"/>
      <text:p text:style-name="P25"/>
      <text:list xml:id="list233647217546152" text:continue-numbering="true" text:style-name="WWNum16">
        <text:list-item>
          <text:list>
            <text:list-header>
              <text:p text:style-name="P26">Normas vinculantes y deseos karmicos</text:p>
              <text:p text:style-name="P24">Las normas vinculantes de la cosa son como la usuaria ha expresado que ofrece la cosa al «añadir cosa». Para ver mas sobre implicaciones o possibles condiciones que se adapten a la cosa que quieres ofrecer, ver el icono de ayuda en el paragrafo de «texto de licencia» en la pagina de «añadir cosa». </text:p>
              <text:p text:style-name="P27"><text:span text:style-name="T12">Ofrecemos unas condiciones seleccionables, que la usuaria puede ignorar, matizar o sobreescribirlas. En el caso de que haya contradiccion entre lo </text:span><text:soft-page-break/><text:span text:style-name="T12">elegido como opcion y el texto adicional añadido por la usuaria, prevalecera lo que haya escrito la usuaria.</text:span></text:p>
              <text:p text:style-name="P22"><text:span text:style-name="T6">No</text:span><text:span text:style-name="T16"> </text:span><text:span text:style-name="T6">temas</text:span><text:span text:style-name="T16"> </text:span><text:span text:style-name="T6">a</text:span><text:span text:style-name="T16"> </text:span><text:span text:style-name="T6">especificar</text:span><text:span text:style-name="T16"> </text:span><text:span text:style-name="T6">condiciones</text:span><text:span text:style-name="T16"> </text:span><text:span text:style-name="T6">muy</text:span><text:span text:style-name="T16"> </text:span><text:span text:style-name="T8">especificas</text:span><text:span text:style-name="T16"> </text:span><text:span text:style-name="T6">si</text:span><text:span text:style-name="T16"> </text:span><text:span text:style-name="T6">ellas</text:span><text:span text:style-name="T16"> </text:span><text:span text:style-name="T6">te</text:span><text:span text:style-name="T16"> </text:span><text:span text:style-name="T6">dan</text:span><text:span text:style-name="T16"> </text:span><text:span text:style-name="T6">más</text:span><text:span text:style-name="T16"> </text:span><text:span text:style-name="T6">tranquilidad</text:span><text:span text:style-name="T16"> </text:span><text:span text:style-name="T6">a</text:span><text:span text:style-name="T16"> </text:span><text:span text:style-name="T6">la</text:span><text:span text:style-name="T16"> </text:span><text:span text:style-name="T6">hora de</text:span><text:span text:style-name="T16"> </text:span><text:span text:style-name="T6">publicar.</text:span><text:span text:style-name="T16"> </text:span><text:span text:style-name="T6">También</text:span><text:span text:style-name="T16"> </text:span><text:span text:style-name="T6">puedes</text:span><text:span text:style-name="T16"> </text:span><text:span text:style-name="T6">adecuar</text:span><text:span text:style-name="T16"> </text:span><text:span text:style-name="T6">formal</text:span><text:span text:style-name="T16"> </text:span><text:span text:style-name="T6">o</text:span><text:span text:style-name="T16"> </text:span><text:span text:style-name="T6">informalmente</text:span><text:span text:style-name="T16"> </text:span><text:span text:style-name="T6">condiciones</text:span><text:span text:style-name="T16"> </text:span><text:span text:style-name="T18">especificas</text:span><text:span text:style-name="T6"> especiales</text:span><text:span text:style-name="T16"> </text:span><text:span text:style-name="T6">a</text:span><text:span text:style-name="T16"> </text:span><text:span text:style-name="T6">solicitantes</text:span><text:span text:style-name="T16"> </text:span><text:span text:style-name="T6">en</text:span><text:span text:style-name="T16"> </text:span><text:span text:style-name="T6">concreto</text:span><text:span text:style-name="T16"> </text:span><text:span text:style-name="T6">surgidas</text:span><text:span text:style-name="T16"> </text:span><text:span text:style-name="T6">durante</text:span><text:span text:style-name="T16"> </text:span><text:span text:style-name="T6">la</text:span><text:span text:style-name="T16"> </text:span><text:span text:style-name="T6">negociación</text:span><text:span text:style-name="T16"> </text:span><text:span text:style-name="T6">del</text:span><text:span text:style-name="T16"> </text:span><text:span text:style-name="T6">préstamo.</text:span><text:span text:style-name="T16"> </text:span><text:span text:style-name="T6">Y</text:span><text:span text:style-name="T16"> </text:span><text:span text:style-name="T6">también como</text:span><text:span text:style-name="T16"> </text:span><text:span text:style-name="T6">no,</text:span><text:span text:style-name="T16"> </text:span><text:span text:style-name="T6">puedes</text:span><text:span text:style-name="T16"> </text:span><text:span text:style-name="T6">haber</text:span><text:span text:style-name="T16"> </text:span><text:span text:style-name="T6">publicado</text:span><text:span text:style-name="T16"> </text:span><text:span text:style-name="T6">muchas</text:span><text:span text:style-name="T16"> </text:span><text:span text:style-name="T8">condiciones</text:span><text:span text:style-name="T16"> </text:span><text:span text:style-name="T6">y</text:span><text:span text:style-name="T16"> </text:span><text:span text:style-name="T6">luego</text:span><text:span text:style-name="T16"> </text:span><text:span text:style-name="T6">decirle</text:span><text:span text:style-name="T16"> </text:span><text:span text:style-name="T6">a</text:span><text:span text:style-name="T16"> </text:span><text:span text:style-name="T6">la</text:span><text:span text:style-name="T16"> </text:span><text:span text:style-name="T6">solicitante</text:span><text:span text:style-name="T16"> </text:span><text:span text:style-name="T6">en privado</text:span><text:span text:style-name="T16"> </text:span><text:span text:style-name="T6">que</text:span><text:span text:style-name="T16"> </text:span><text:span text:style-name="T6">algunas</text:span><text:span text:style-name="T16"> </text:span><text:span text:style-name="T6">de</text:span><text:span text:style-name="T16"> </text:span><text:span text:style-name="T6">ellas</text:span><text:span text:style-name="T16"> </text:span><text:span text:style-name="T6">no</text:span><text:span text:style-name="T16"> </text:span><text:span text:style-name="T6">hace</text:span><text:span text:style-name="T16"> </text:span><text:span text:style-name="T6">falta</text:span><text:span text:style-name="T16"> </text:span><text:span text:style-name="T6">que</text:span><text:span text:style-name="T16"> </text:span><text:span text:style-name="T6">ella</text:span><text:span text:style-name="T16"> </text:span><text:span text:style-name="T6">las</text:span><text:span text:style-name="T16"> </text:span><text:span text:style-name="T6">cumpla. </text:span></text:p>
            </text:list-header>
          </text:list>
        </text:list-item>
      </text:list>
      <text:p text:style-name="P4"/>
      <text:p text:style-name="P6"><text:span text:style-name="T1">Las</text:span><text:span text:style-name="T13"> </text:span><text:span text:style-name="T1">cláusulas</text:span><text:span text:style-name="T13"> </text:span><text:span text:style-name="T1">(o</text:span><text:span text:style-name="T13"> </text:span><text:span text:style-name="T1">condiciones)</text:span><text:span text:style-name="T13"> </text:span><text:span text:style-name="T1">tienen</text:span><text:span text:style-name="T13"> </text:span><text:span text:style-name="T1">la</text:span><text:span text:style-name="T13"> </text:span><text:span text:style-name="T1">potestad</text:span><text:span text:style-name="T13"> </text:span><text:span text:style-name="T1">de</text:span><text:span text:style-name="T13"> </text:span><text:span text:style-name="T1">poderse</text:span><text:span text:style-name="T13"> </text:span><text:span text:style-name="T1">usar</text:span><text:span text:style-name="T13"> </text:span><text:span text:style-name="T1">ante</text:span><text:span text:style-name="T13"> </text:span><text:span text:style-name="T1">la</text:span><text:span text:style-name="T13"> </text:span><text:span text:style-name="T1">comunidad</text:span><text:span text:style-name="T13"> </text:span><text:span text:style-name="T1">o</text:span><text:span text:style-name="T13"> </text:span><text:span text:style-name="T1">la autoridad</text:span><text:span text:style-name="T13"> </text:span><text:span text:style-name="T1">convencional</text:span><text:span text:style-name="T13"> </text:span><text:span text:style-name="T1">para</text:span><text:span text:style-name="T13"> </text:span><text:span text:style-name="T1">denunciar</text:span><text:span text:style-name="T13"> </text:span><text:span text:style-name="T1">un</text:span><text:span text:style-name="T13"> </text:span><text:span text:style-name="T1">abuso,</text:span><text:span text:style-name="T13"> </text:span><text:span text:style-name="T1">lo</text:span><text:span text:style-name="T13"> </text:span><text:span text:style-name="T1">que</text:span><text:span text:style-name="T13"> </text:span><text:span text:style-name="T1">conllevaría</text:span><text:span text:style-name="T13"> </text:span><text:span text:style-name="T1">su</text:span><text:span text:style-name="T13"> </text:span><text:span text:style-name="T22">judicialización</text:span><text:span text:style-name="T13"> </text:span><text:span text:style-name="T1">y adecuada</text:span><text:span text:style-name="T13"> </text:span><text:span text:style-name="T19">compensacion</text:span><text:span text:style-name="T1">,</text:span><text:span text:style-name="T13"> </text:span><text:span text:style-name="T1">primero</text:span><text:span text:style-name="T13"> </text:span><text:span text:style-name="T1">por</text:span><text:span text:style-name="T13"> </text:span><text:span text:style-name="T1">vía</text:span><text:span text:style-name="T13"> </text:span><text:span text:style-name="T1">comunitaria</text:span><text:span text:style-name="T13"> </text:span><text:span text:style-name="T1">y,</text:span><text:span text:style-name="T13"> </text:span><text:span text:style-name="T1">si</text:span><text:span text:style-name="T13"> </text:span><text:span text:style-name="T1">no,</text:span><text:span text:style-name="T13"> </text:span><text:span text:style-name="T1">pues</text:span><text:span text:style-name="T13"> </text:span><text:span text:style-name="T1">yendo</text:span><text:span text:style-name="T13"> </text:span><text:span text:style-name="T1">directamente</text:span><text:span text:style-name="T13"> </text:span><text:span text:style-name="T1">a las</text:span><text:span text:style-name="T13"> </text:span><text:span text:style-name="T1">autoridades</text:span><text:span text:style-name="T13"> </text:span><text:span text:style-name="T1">convencionales.</text:span><text:span text:style-name="T13"> </text:span><text:span text:style-name="T1">Los</text:span><text:span text:style-name="T13"> </text:span><text:span text:style-name="T1">deseos</text:span><text:span text:style-name="T13"> </text:span><text:span text:style-name="T1">no</text:span><text:span text:style-name="T13"> </text:span><text:span text:style-name="T1">pueden</text:span><text:span text:style-name="T13"> </text:span><text:span text:style-name="T1">ser</text:span><text:span text:style-name="T13"> </text:span><text:span text:style-name="T1">usados</text:span><text:span text:style-name="T13"> </text:span><text:span text:style-name="T1">como</text:span><text:span text:style-name="T13"> </text:span><text:span text:style-name="T1">condiciones</text:span><text:span text:style-name="T13"> </text:span><text:span text:style-name="T1">del contrato-licencia</text:span><text:span text:style-name="T13"> </text:span><text:span text:style-name="T1">y,</text:span><text:span text:style-name="T13"> </text:span><text:span text:style-name="T1">si</text:span><text:span text:style-name="T13"> </text:span><text:span text:style-name="T1">así</text:span><text:span text:style-name="T13"> </text:span><text:span text:style-name="T1">lo</text:span><text:span text:style-name="T13"> </text:span><text:span text:style-name="T1">fueran,</text:span><text:span text:style-name="T13"> </text:span><text:span text:style-name="T1">el</text:span><text:span text:style-name="T13"> </text:span><text:span text:style-name="T1">denunciante</text:span><text:span text:style-name="T13"> </text:span><text:span text:style-name="T1">comunitario</text:span><text:span text:style-name="T13"> </text:span><text:span text:style-name="T1">automáticamente</text:span><text:span text:style-name="T13"> </text:span><text:span text:style-name="T1">se</text:span><text:span text:style-name="T13"> </text:span><text:span text:style-name="T1">convertiría en</text:span><text:span text:style-name="T13"> </text:span><text:span text:style-name="T1">denunciado</text:span><text:span text:style-name="T13"> </text:span><text:span text:style-name="T1">por</text:span><text:span text:style-name="T13"> </text:span><text:span text:style-name="T1">la</text:span><text:span text:style-name="T13"> </text:span><text:span text:style-name="T1">comunidad. </text:span></text:p>
      <text:p text:style-name="P6"><text:span text:style-name="T1">La</text:span><text:span text:style-name="T13"> </text:span><text:span text:style-name="T1">vulneración</text:span><text:span text:style-name="T13"> </text:span><text:span text:style-name="T1">de</text:span><text:span text:style-name="T13"> </text:span><text:span text:style-name="T1">un</text:span><text:span text:style-name="T13"> </text:span><text:span text:style-name="T1">deseo</text:span><text:span text:style-name="T13"> </text:span><text:span text:style-name="T1">no</text:span><text:span text:style-name="T13"> </text:span><text:span text:style-name="T1">expresado</text:span><text:span text:style-name="T13"> </text:span><text:span text:style-name="T1">como</text:span><text:span text:style-name="T13"> </text:span><text:span text:style-name="T1">condición</text:span><text:span text:style-name="T13"> </text:span><text:span text:style-name="T1">conlleva</text:span><text:span text:style-name="T13"> </text:span><text:span text:style-name="T1">una</text:span><text:span text:style-name="T13"> </text:span><text:span text:style-name="T9">compensacion</text:span><text:span text:style-name="T13"> </text:span><text:span text:style-name="T1">solamente «karmica»</text:span><text:span text:style-name="T13"> </text:span><text:span text:style-name="T1">que,</text:span><text:span text:style-name="T13"> </text:span><text:span text:style-name="T1">repetimos,</text:span><text:span text:style-name="T13"> </text:span><text:span text:style-name="T1">no</text:span><text:span text:style-name="T13"> </text:span><text:span text:style-name="T1">se</text:span><text:span text:style-name="T13"> </text:span><text:span text:style-name="T1">puede</text:span><text:span text:style-name="T13"> </text:span><text:span text:style-name="T1">usar</text:span><text:span text:style-name="T13"> </text:span><text:span text:style-name="T1">para</text:span><text:span text:style-name="T13"> </text:span><text:span text:style-name="T1">denunciar</text:span><text:span text:style-name="T13"> </text:span><text:span text:style-name="T1">un</text:span><text:span text:style-name="T13"> </text:span><text:span text:style-name="T1">abuso.</text:span><text:span text:style-name="T13"> </text:span><text:span text:style-name="T1">Eso</text:span><text:span text:style-name="T13"> </text:span><text:span text:style-name="T1">sí,</text:span><text:span text:style-name="T13"> </text:span><text:span text:style-name="T1">por</text:span><text:span text:style-name="T13"> </text:span><text:span text:style-name="T1">ejemplo, alguien</text:span><text:span text:style-name="T13"> </text:span><text:span text:style-name="T1">que</text:span><text:span text:style-name="T13"> </text:span><text:span text:style-name="T1">ha</text:span><text:span text:style-name="T13"> </text:span><text:span text:style-name="T1">sentido</text:span><text:span text:style-name="T13"> </text:span><text:span text:style-name="T1">que</text:span><text:span text:style-name="T13"> </text:span><text:span text:style-name="T1">su</text:span><text:span text:style-name="T13"> </text:span><text:span text:style-name="T1">deseo</text:span><text:span text:style-name="T13"> </text:span><text:span text:style-name="T1">ha</text:span><text:span text:style-name="T13"> </text:span><text:span text:style-name="T1">sido</text:span><text:span text:style-name="T13"> </text:span><text:span text:style-name="T1">vulnerado</text:span><text:span text:style-name="T13"> </text:span><text:span text:style-name="T1">puede</text:span><text:span text:style-name="T13"> </text:span><text:span text:style-name="T1">elegir</text:span><text:span text:style-name="T13"> </text:span><text:span text:style-name="T1">no</text:span><text:span text:style-name="T13"> </text:span><text:span text:style-name="T1">volver</text:span><text:span text:style-name="T13"> </text:span><text:span text:style-name="T1">a</text:span><text:span text:style-name="T13"> </text:span><text:span text:style-name="T1">prestar</text:span><text:span text:style-name="T13"> </text:span><text:span text:style-name="T1">la</text:span><text:span text:style-name="T13"> </text:span><text:span text:style-name="T1">cosa al</text:span><text:span text:style-name="T13"> </text:span><text:span text:style-name="T1">que</text:span><text:span text:style-name="T13"> </text:span><text:span text:style-name="T1">considero</text:span><text:span text:style-name="T13"> </text:span><text:span text:style-name="T1">abusador</text:span><text:span text:style-name="T13"> </text:span><text:span text:style-name="T1">de</text:span><text:span text:style-name="T13"> </text:span><text:span text:style-name="T1">su</text:span><text:span text:style-name="T13"> </text:span><text:span text:style-name="T1">deseo.</text:span><text:span text:style-name="T13"> </text:span><text:span text:style-name="T1">En</text:span><text:span text:style-name="T13"> </text:span><text:span text:style-name="T1">este</text:span><text:span text:style-name="T13"> </text:span><text:span text:style-name="T1">caso,</text:span><text:span text:style-name="T13"> </text:span><text:span text:style-name="T1">el</text:span><text:span text:style-name="T13"> </text:span><text:span text:style-name="T1">supuesto</text:span><text:span text:style-name="T13"> </text:span><text:span text:style-name="T1">abusador</text:span><text:span text:style-name="T13"> </text:span><text:span text:style-name="T1">solicitante</text:span><text:span text:style-name="T13"> </text:span><text:span text:style-name="T1">no puede</text:span><text:span text:style-name="T13"> </text:span><text:span text:style-name="T1">denunciar</text:span><text:span text:style-name="T13"> </text:span><text:span text:style-name="T1">un</text:span><text:span text:style-name="T13"> </text:span><text:span text:style-name="T1">abuso</text:span><text:span text:style-name="T13"> </text:span><text:span text:style-name="T1">(falsificación</text:span><text:span text:style-name="T13"> </text:span><text:span text:style-name="T1">de</text:span><text:span text:style-name="T13"> </text:span><text:span text:style-name="T1">la</text:span><text:span text:style-name="T13"> </text:span><text:span text:style-name="T1">oferta)</text:span><text:span text:style-name="T13"> </text:span><text:span text:style-name="T1">por</text:span><text:span text:style-name="T13"> </text:span><text:span text:style-name="T1">parte</text:span><text:span text:style-name="T13"> </text:span><text:span text:style-name="T1">del</text:span><text:span text:style-name="T13"> </text:span><text:span text:style-name="T1">ofertante,</text:span><text:span text:style-name="T13"> </text:span><text:span text:style-name="T1">solo</text:span><text:span text:style-name="T13"> </text:span><text:span text:style-name="T1">puede apaciguar</text:span><text:span text:style-name="T13"> </text:span><text:span text:style-name="T1">su</text:span><text:span text:style-name="T13"> </text:span><text:span text:style-name="T1">frustración</text:span><text:span text:style-name="T13"> </text:span><text:span text:style-name="T1">o</text:span><text:span text:style-name="T13"> </text:span><text:span text:style-name="T1">esperar</text:span><text:span text:style-name="T13"> </text:span><text:span text:style-name="T1">compensación</text:span><text:span text:style-name="T13"> </text:span><text:span text:style-name="T1">con</text:span><text:span text:style-name="T13"> </text:span><text:span text:style-name="T1">el</text:span><text:span text:style-name="T13"> </text:span><text:span text:style-name="T1">sentimiento</text:span><text:span text:style-name="T13"> </text:span><text:span text:style-name="T1">de</text:span><text:span text:style-name="T13"> </text:span><text:span text:style-name="T1">que</text:span><text:span text:style-name="T13"> </text:span><text:span text:style-name="T1">«El</text:span><text:span text:style-name="T13"> </text:span><text:span text:style-name="T1">mismo</text:span><text:span text:style-name="T13"> </text:span><text:span text:style-name="T1">karma</text:span><text:span text:style-name="T13"> </text:span><text:span text:style-name="T1">al que</text:span><text:span text:style-name="T13"> </text:span><text:span text:style-name="T1">tan</text:span><text:span text:style-name="T13"> </text:span><text:span text:style-name="T1">fuerte</text:span><text:span text:style-name="T13"> </text:span><text:span text:style-name="T1">apela</text:span><text:span text:style-name="T13"> </text:span><text:span text:style-name="T1">el</text:span><text:span text:style-name="T13"> </text:span><text:span text:style-name="T1">ofertante,</text:span><text:span text:style-name="T13"> </text:span><text:span text:style-name="T1">se</text:span><text:span text:style-name="T13"> </text:span><text:span text:style-name="T1">le</text:span><text:span text:style-name="T13"> </text:span><text:span text:style-name="T1">va</text:span><text:span text:style-name="T13"> </text:span><text:span text:style-name="T1">a</text:span><text:span text:style-name="T13"> </text:span><text:span text:style-name="T1">volver</text:span><text:span text:style-name="T13"> </text:span><text:span text:style-name="T1">en</text:span><text:span text:style-name="T13"> </text:span><text:span text:style-name="T1">contra</text:span><text:span text:style-name="T13"> </text:span><text:span text:style-name="T1">por</text:span><text:span text:style-name="T13"> </text:span><text:span text:style-name="T1">ser</text:span><text:span text:style-name="T13"> </text:span><text:span text:style-name="T1">asi</text:span><text:span text:style-name="T13"> </text:span><text:span text:style-name="T1">de</text:span><text:span text:style-name="T13"> </text:span><text:span text:style-name="T1">tramposo</text:span><text:span text:style-name="T13"> </text:span><text:span text:style-name="T1">o</text:span><text:span text:style-name="T13"> </text:span><text:span text:style-name="T1">radical conmigo,</text:span><text:span text:style-name="T13"> </text:span><text:span text:style-name="T1">ya</text:span><text:span text:style-name="T13"> </text:span><text:span text:style-name="T1">se</text:span><text:span text:style-name="T13"> </text:span><text:span text:style-name="T1">apañará,</text:span><text:span text:style-name="T13"> </text:span><text:span text:style-name="T1">que</text:span><text:span text:style-name="T13"> </text:span><text:span text:style-name="T1">le</text:span><text:span text:style-name="T13"> </text:span><text:span text:style-name="T1">den,</text:span><text:span text:style-name="T13"> </text:span><text:span text:style-name="T1">voy</text:span><text:span text:style-name="T13"> </text:span><text:span text:style-name="T1">a</text:span><text:span text:style-name="T13"> </text:span><text:span text:style-name="T1">enviar</text:span><text:span text:style-name="T13"> </text:span><text:span text:style-name="T1">un</text:span><text:span text:style-name="T13"> </text:span><text:span text:style-name="T1">mensaje</text:span><text:span text:style-name="T13"> </text:span><text:span text:style-name="T1">a</text:span><text:span text:style-name="T13"> </text:span><text:span text:style-name="T1">las</text:span><text:span text:style-name="T13"> </text:span><text:span text:style-name="T1">mediadoras</text:span><text:span text:style-name="T13"> </text:span><text:span text:style-name="T1">de</text:span><text:span text:style-name="T13"> </text:span><text:span text:style-name="T1">la plataforma</text:span><text:span text:style-name="T13"> </text:span><text:span text:style-name="T1">para</text:span><text:span text:style-name="T13"> </text:span><text:span text:style-name="T1">que</text:span><text:span text:style-name="T13"> </text:span><text:span text:style-name="T1">lo</text:span><text:span text:style-name="T13"> </text:span><text:span text:style-name="T1">tengan</text:span><text:span text:style-name="T13"> </text:span><text:span text:style-name="T1">en</text:span><text:span text:style-name="T13"> </text:span><text:span text:style-name="T1">cuenta</text:span><text:span text:style-name="T13"> </text:span><text:span text:style-name="T1">y</text:span><text:span text:style-name="T13"> </text:span><text:span text:style-name="T1">también</text:span><text:span text:style-name="T13"> </text:span><text:span text:style-name="T1">ya</text:span><text:span text:style-name="T13"> </text:span><text:span text:style-name="T1">les</text:span><text:span text:style-name="T13"> </text:span><text:span text:style-name="T1">explicaré</text:span><text:span text:style-name="T13"> </text:span><text:span text:style-name="T1">la</text:span><text:span text:style-name="T13"> </text:span><text:span text:style-name="T1">situación</text:span><text:span text:style-name="T13"> </text:span><text:span text:style-name="T1">a</text:span><text:span text:style-name="T13"> </text:span><text:span text:style-name="T1">mis</text:span><text:span text:style-name="T13"> </text:span><text:span text:style-name="T1">amigos en</text:span><text:span text:style-name="T13"> </text:span><text:span text:style-name="T1">privado</text:span><text:span text:style-name="T13"> </text:span><text:span text:style-name="T1">para</text:span><text:span text:style-name="T13"> </text:span><text:span text:style-name="T1">que</text:span><text:span text:style-name="T13"> </text:span><text:span text:style-name="T1">tampoco</text:span><text:span text:style-name="T13"> </text:span><text:span text:style-name="T1">le</text:span><text:span text:style-name="T13"> </text:span><text:span text:style-name="T1">presten</text:span><text:span text:style-name="T13"> </text:span><text:span text:style-name="T1">nada</text:span><text:span text:style-name="T13"> </text:span><text:span text:style-name="T1">a</text:span><text:span text:style-name="T13"> </text:span><text:span text:style-name="T1">ese</text:span><text:span text:style-name="T13"> </text:span><text:span text:style-name="T1">prestatario...» </text:span></text:p>
      <text:p text:style-name="P4"/>
      <text:p text:style-name="P4"/>
      <text:p text:style-name="P4"/>
      <text:p text:style-name="P14"/>
      <text:p text:style-name="P14"><text:s/></text:p>
      <text:p text:style-name="P8"/>
      <text:p text:style-name="P8"><text:s/></text:p>
      <text:p text:style-name="P5"><text:soft-page-break/></text:p>
      <text:p text:style-name="P5"/>
      <text:p text:style-name="P5"/>
      <text:p text:style-name="P17">Resolucion de disputas</text:p>
      <text:p text:style-name="P5">Puedes<text:span text:style-name="T26"> </text:span>hacer<text:span text:style-name="T26"> </text:span>un<text:span text:style-name="T26"> </text:span>comentario<text:span text:style-name="T26"> </text:span>negativo<text:span text:style-name="T26"> </text:span>en<text:span text:style-name="T26"> </text:span>el<text:span text:style-name="T26"> </text:span>perfil<text:span text:style-name="T26"> </text:span>del<text:span text:style-name="T26"> </text:span>usuario.<text:span text:style-name="T26"> </text:span>Hay<text:span text:style-name="T26"> </text:span>que<text:span text:style-name="T26"> </text:span>ser<text:span text:style-name="T26"> </text:span>humildes,<text:span text:style-name="T26"> </text:span>un comentario<text:span text:style-name="T26"> </text:span>negativo<text:span text:style-name="T26"> </text:span>no<text:span text:style-name="T26"> </text:span>es<text:span text:style-name="T26"> </text:span>el<text:span text:style-name="T26"> </text:span>fin<text:span text:style-name="T26"> </text:span>de<text:span text:style-name="T26"> </text:span>la<text:span text:style-name="T26"> </text:span>buena<text:span text:style-name="T26"> </text:span>reputación.<text:span text:style-name="T26"> </text:span>Es<text:span text:style-name="T26"> </text:span>más,<text:span text:style-name="T26"> </text:span>seria<text:span text:style-name="T26"> </text:span>incluso<text:span text:style-name="T26"> </text:span>sospechoso<text:span text:style-name="T26"> </text:span>que un<text:span text:style-name="T26"> </text:span>usuario<text:span text:style-name="T26"> </text:span>que<text:span text:style-name="T26"> </text:span>haya<text:span text:style-name="T26"> </text:span>prestado<text:span text:style-name="T26"> </text:span>100<text:span text:style-name="T26"> </text:span>cosas<text:span text:style-name="T26"> </text:span>no<text:span text:style-name="T26"> </text:span>haya<text:span text:style-name="T26"> </text:span>tenido<text:span text:style-name="T26"> </text:span>algún<text:span text:style-name="T26"> </text:span>pequeño<text:span text:style-name="T26"> </text:span>despiste<text:span text:style-name="T26"> </text:span>y<text:span text:style-name="T26"> </text:span>en<text:span text:style-name="T26"> </text:span>algún momento<text:span text:style-name="T26"> </text:span>haya<text:span text:style-name="T26"> </text:span>vulnerado<text:span text:style-name="T26"> </text:span>un<text:span text:style-name="T26"> </text:span>poco<text:span text:style-name="T26"> </text:span>las<text:span text:style-name="T26"> </text:span>condiciones<text:span text:style-name="T26"> </text:span>del<text:span text:style-name="T26"> </text:span>préstamo.</text:p>
      <text:p text:style-name="P5"><text:span text:style-name="T27">Tambien puedes quejarte en privado. </text:span>Expón<text:span text:style-name="T26"> </text:span>tu<text:span text:style-name="T26"> </text:span>problema<text:span text:style-name="T26"> </text:span>aportando<text:span text:style-name="T26"> </text:span>la<text:span text:style-name="T26"> </text:span>mayor<text:span text:style-name="T26"> </text:span>cantidad<text:span text:style-name="T26"> </text:span>de<text:span text:style-name="T26"> </text:span>información<text:span text:style-name="T26"> </text:span>a<text:span text:style-name="T26"> </text:span>las<text:span text:style-name="T26"> </text:span>mediadoras.</text:p>
      <text:p text:style-name="P4"/>
      <text:p text:style-name="P4"/>
      <text:p text:style-name="P4"/>
      <text:p text:style-name="P18">Vocabulario</text:p>
      <text:list xml:id="list2736928648" text:style-name="WWNum1">
        <text:list-item>
          <text:list>
            <text:list-item>
              <text:p text:style-name="P34"><text:span text:style-name="T1">Uso:</text:span><text:span text:style-name="T13"> </text:span><text:span text:style-name="T1">Aprovechamiento</text:span><text:span text:style-name="T13"> </text:span><text:span text:style-name="T1">de</text:span><text:span text:style-name="T13"> </text:span><text:span text:style-name="T1">la</text:span><text:span text:style-name="T13"> </text:span><text:span text:style-name="T1">cosa </text:span></text:p>
            </text:list-item>
            <text:list-item>
              <text:p text:style-name="P34"><text:span text:style-name="T1">Cosa:</text:span><text:span text:style-name="T13"> </text:span><text:span text:style-name="T1">Un</text:span><text:span text:style-name="T13"> </text:span><text:span text:style-name="T1">valor</text:span><text:span text:style-name="T13"> </text:span><text:span text:style-name="T1">material <text:s/></text:span></text:p>
            </text:list-item>
            <text:list-item>
              <text:p text:style-name="P36"><text:span text:style-name="T1">Oferta:</text:span><text:span text:style-name="T13"> </text:span><text:span text:style-name="T1">Anuncio</text:span><text:span text:style-name="T13"> </text:span><text:span text:style-name="T1">de</text:span><text:span text:style-name="T13"> </text:span><text:span text:style-name="T1">disponibilidad</text:span><text:span text:style-name="T13"> </text:span><text:span text:style-name="T1">de</text:span><text:span text:style-name="T13"> </text:span><text:span text:style-name="T1">uso</text:span><text:span text:style-name="T13"> </text:span><text:span text:style-name="T1">de</text:span><text:span text:style-name="T13"> </text:span><text:span text:style-name="T1">una</text:span><text:span text:style-name="T13"> </text:span><text:span text:style-name="T1">cosa </text:span></text:p>
            </text:list-item>
            <text:list-item>
              <text:p text:style-name="P36"><text:span text:style-name="T1">Ofertante:</text:span><text:span text:style-name="T13"> </text:span><text:span text:style-name="T1">Anunciante</text:span><text:span text:style-name="T13"> </text:span><text:span text:style-name="T1">de</text:span><text:span text:style-name="T13"> </text:span><text:span text:style-name="T1">la</text:span><text:span text:style-name="T13"> </text:span><text:span text:style-name="T1">oferta</text:span></text:p>
            </text:list-item>
            <text:list-item>
              <text:p text:style-name="P34"><text:span text:style-name="T1">Mediación:</text:span><text:span text:style-name="T13"> </text:span><text:span text:style-name="T1">Persona</text:span><text:span text:style-name="T13"> </text:span><text:span text:style-name="T1">de</text:span><text:span text:style-name="T13"> </text:span><text:span text:style-name="T1">contacto</text:span><text:span text:style-name="T13"> </text:span><text:span text:style-name="T1">de</text:span><text:span text:style-name="T13"> </text:span><text:span text:style-name="T1">la</text:span><text:span text:style-name="T13"> </text:span><text:span text:style-name="T1">cosa</text:span></text:p>
            </text:list-item>
            <text:list-item>
              <text:p text:style-name="P35"><text:span text:style-name="T5">Ofertante</text:span><text:span text:style-name="T1">:</text:span><text:span text:style-name="T13"> </text:span><text:span text:style-name="T17">La usuaria que publica el anuncio-oferta </text:span></text:p>
            </text:list-item>
            <text:list-item>
              <text:p text:style-name="P35"><text:span text:style-name="T1">Solicitante:</text:span><text:span text:style-name="T13"> </text:span><text:span text:style-name="T17">La persona que quiere usar </text:span><text:span text:style-name="T1">la</text:span><text:span text:style-name="T13"> </text:span><text:span text:style-name="T1">cosa </text:span><text:span text:style-name="T5">y contacta a la ofertante</text:span></text:p>
            </text:list-item>
            <text:list-item>
              <text:p text:style-name="P35"><text:span text:style-name="T1">Usuaria:</text:span><text:span text:style-name="T13"> </text:span><text:span text:style-name="T1">Persona</text:span><text:span text:style-name="T13"> </text:span><text:span text:style-name="T1">que</text:span><text:span text:style-name="T13"> </text:span><text:span text:style-name="T1">acepta</text:span><text:span text:style-name="T13"> </text:span><text:span text:style-name="T1">la</text:span><text:span text:style-name="T13"> </text:span><text:span text:style-name="T1">oferta</text:span><text:span text:style-name="T13"> </text:span><text:span text:style-name="T1">de</text:span><text:span text:style-name="T13"> “</text:span><text:span text:style-name="T1">Cómo</text:span><text:span text:style-name="T13"> </text:span><text:span text:style-name="T1">Funciona</text:span><text:span text:style-name="T13"> </text:span><text:span text:style-name="T1">la</text:span><text:span text:style-name="T13"> </text:span><text:span text:style-name="T1">Cousateca”</text:span></text:p>
            </text:list-item>
            <text:list-item>
              <text:p text:style-name="P34"><text:span text:style-name="T1">Conversación:</text:span><text:span text:style-name="T13"> </text:span><text:span text:style-name="T1">Proceso</text:span><text:span text:style-name="T13"> </text:span><text:span text:style-name="T1">de</text:span><text:span text:style-name="T13"> </text:span><text:span text:style-name="T1">búsqueda</text:span><text:span text:style-name="T13"> </text:span><text:span text:style-name="T1">de</text:span><text:span text:style-name="T13"> </text:span><text:span text:style-name="T1">acuerdo</text:span><text:span text:style-name="T13"> </text:span><text:span text:style-name="T1">para</text:span><text:span text:style-name="T13"> </text:span><text:span text:style-name="T1">la</text:span><text:span text:style-name="T13"> </text:span><text:span text:style-name="T1">transferencia</text:span><text:span text:style-name="T13"> </text:span><text:span text:style-name="T1">de</text:span><text:span text:style-name="T13"> </text:span><text:span text:style-name="T1">uso </text:span></text:p>
            </text:list-item>
            <text:list-item>
              <text:p text:style-name="P34"><text:span text:style-name="T1">Relación:</text:span><text:span text:style-name="T13"> </text:span><text:span text:style-name="T1">Posibilidades</text:span><text:span text:style-name="T13"> </text:span><text:span text:style-name="T1">de</text:span><text:span text:style-name="T13"> </text:span><text:span text:style-name="T1">uso</text:span><text:span text:style-name="T13"> </text:span><text:span text:style-name="T1">de</text:span><text:span text:style-name="T13"> </text:span><text:span text:style-name="T1">las</text:span><text:span text:style-name="T13"> </text:span><text:span text:style-name="T1">diferentes</text:span><text:span text:style-name="T13"> </text:span><text:span text:style-name="T1">personas</text:span><text:span text:style-name="T13"> </text:span><text:span text:style-name="T1">envueltas</text:span><text:span text:style-name="T13"> </text:span><text:span text:style-name="T1">en</text:span><text:span text:style-name="T13"> </text:span><text:span text:style-name="T1">el</text:span><text:span text:style-name="T13"> </text:span><text:span text:style-name="T1">acuerdo</text:span></text:p>
            </text:list-item>
            <text:list-item>
              <text:p text:style-name="P34"><text:soft-page-break/><text:span text:style-name="T1">Cómo</text:span><text:span text:style-name="T13"> </text:span><text:span text:style-name="T1">funciona</text:span><text:span text:style-name="T13"> </text:span><text:span text:style-name="T1">la</text:span><text:span text:style-name="T13"> </text:span><text:span text:style-name="T1">Cousateca:</text:span><text:span text:style-name="T13"> </text:span><text:span text:style-name="T1">condiciones</text:span><text:span text:style-name="T13"> </text:span><text:span text:style-name="T1">de</text:span><text:span text:style-name="T13"> </text:span><text:span text:style-name="T1">la</text:span><text:span text:style-name="T13"> </text:span><text:span text:style-name="T1">Oferta</text:span><text:span text:style-name="T13"> </text:span><text:span text:style-name="T1">de</text:span><text:span text:style-name="T13"> </text:span><text:span text:style-name="T1">Cousateca.info</text:span><text:span text:style-name="T13"> </text:span><text:span text:style-name="T1">para</text:span><text:span text:style-name="T13"> </text:span><text:span text:style-name="T1">las</text:span><text:span text:style-name="T13"> </text:span><text:span text:style-name="T1">usuarias, </text:span><text:span text:style-name="T5">version informal de los «Terminos de Uso»</text:span></text:p>
            </text:list-item>
            <text:list-item>
              <text:p text:style-name="P35"><text:span text:style-name="T5">Terminos de Uso: Condiciones legales</text:span></text:p>
            </text:list-item>
            <text:list-item>
              <text:p text:style-name="P35"><text:span text:style-name="T1">Legal:</text:span><text:span text:style-name="T13"> </text:span><text:span text:style-name="T1">Condiciones</text:span><text:span text:style-name="T13"> </text:span><text:span text:style-name="T1">convencionales</text:span><text:span text:style-name="T13"> </text:span><text:span text:style-name="T1">aplicables</text:span></text:p>
            </text:list-item>
            <text:list-item>
              <text:p text:style-name="P35"><text:span text:style-name="T1">Condiciones:</text:span><text:span text:style-name="T13"> </text:span><text:span text:style-name="T9">Normas</text:span><text:span text:style-name="T13"> </text:span><text:span text:style-name="T1">de</text:span><text:span text:style-name="T13"> </text:span><text:span text:style-name="T1">uso</text:span></text:p>
            </text:list-item>
            <text:list-item>
              <text:p text:style-name="P35"><text:span text:style-name="T1">Deseos:</text:span><text:span text:style-name="T13"> </text:span><text:span text:style-name="T1">Condiciones</text:span><text:span text:style-name="T13"> </text:span><text:span text:style-name="T1">no</text:span><text:span text:style-name="T13"> </text:span><text:span text:style-name="T1">vinculantes</text:span><text:span text:style-name="T13"> </text:span><text:span text:style-name="T1">en</text:span><text:span text:style-name="T13"> </text:span><text:span text:style-name="T1">la</text:span><text:span text:style-name="T13"> </text:span><text:span text:style-name="T1">conversacion</text:span><text:span text:style-name="T13"> </text:span><text:span text:style-name="T1">sobre</text:span><text:span text:style-name="T13"> </text:span><text:span text:style-name="T1">la</text:span><text:span text:style-name="T13"> </text:span><text:span text:style-name="T1">relacion </text:span></text:p>
            </text:list-item>
            <text:list-item>
              <text:p text:style-name="P37"><text:span text:style-name="T1">Regalar:</text:span><text:span text:style-name="T13"> </text:span><text:span text:style-name="T1">Ofrecer</text:span><text:span text:style-name="T13"> </text:span><text:span text:style-name="T9">responsabilidad total sobre la cosa</text:span></text:p>
            </text:list-item>
            <text:list-item>
              <text:p text:style-name="P37"><text:span text:style-name="T9">Compartir:</text:span><text:span text:style-name="T19"> Re</text:span><text:span text:style-name="T9">partir</text:span><text:span text:style-name="T19"> la responsabilidad d</text:span><text:span text:style-name="T9">el ofrecimiento</text:span><text:span text:style-name="T19"> </text:span><text:span text:style-name="T9">de</text:span><text:span text:style-name="T19"> </text:span><text:span text:style-name="T9">la</text:span><text:span text:style-name="T19"> </text:span><text:span text:style-name="T9">cosa</text:span></text:p>
            </text:list-item>
            <text:list-item>
              <text:p text:style-name="P36"><text:span text:style-name="T1">Prestar:</text:span><text:span text:style-name="T13"> </text:span><text:span text:style-name="T1">Ofrecer</text:span><text:span text:style-name="T13"> </text:span><text:span text:style-name="T1">uso</text:span><text:span text:style-name="T13"> </text:span><text:span text:style-name="T1">por</text:span><text:span text:style-name="T13"> </text:span><text:span text:style-name="T1">una</text:span><text:span text:style-name="T13"> </text:span><text:span text:style-name="T1">equivalencia</text:span><text:span text:style-name="T13"> </text:span><text:span text:style-name="T1">inmaterial</text:span><text:span text:style-name="T13"> </text:span><text:span text:style-name="T1">(condiciones</text:span><text:span text:style-name="T13"> </text:span><text:span text:style-name="T1">a</text:span><text:span text:style-name="T13"> </text:span><text:span text:style-name="T1">cumplir,</text:span><text:span text:style-name="T13"> </text:span><text:span text:style-name="T1">sin</text:span><text:span text:style-name="T13"> </text:span><text:span text:style-name="T1">necesidad</text:span><text:span text:style-name="T13"> </text:span><text:span text:style-name="T1">de intercambio</text:span><text:span text:style-name="T13"> </text:span><text:span text:style-name="T1">material</text:span><text:span text:style-name="T13"> </text:span><text:span text:style-name="T1">equivalente)</text:span></text:p>
            </text:list-item>
            <text:list-item>
              <text:p text:style-name="P34"><text:span text:style-name="T1">Intercambiar:</text:span><text:span text:style-name="T13"> </text:span><text:span text:style-name="T1">Ofrecer</text:span><text:span text:style-name="T13"> </text:span><text:span text:style-name="T10">la cosa</text:span><text:span text:style-name="T13"> </text:span><text:span text:style-name="T10">a cambio de</text:span><text:span text:style-name="T13"> </text:span><text:span text:style-name="T10">recibir una</text:span><text:span text:style-name="T13"> </text:span><text:span text:style-name="T20">otra cosa (</text:span><text:span text:style-name="T1">equivalencia</text:span><text:span text:style-name="T13"> </text:span><text:span text:style-name="T1">material</text:span><text:span text:style-name="T10">)</text:span><text:span text:style-name="T1"> </text:span></text:p>
            </text:list-item>
            <text:list-item>
              <text:p text:style-name="P34"><text:span text:style-name="T1">Valor</text:span><text:span text:style-name="T13"> </text:span><text:span text:style-name="T1">Inmaterial:</text:span><text:span text:style-name="T13"> </text:span><text:span text:style-name="T1">Relacion,</text:span><text:span text:style-name="T13"> </text:span><text:span text:style-name="T1">especificacion</text:span><text:span text:style-name="T13"> </text:span><text:span text:style-name="T1">(condiciones,</text:span><text:span text:style-name="T13"> </text:span><text:span text:style-name="T1">deseos),</text:span><text:span text:style-name="T13"> </text:span><text:span text:style-name="T1">conversacion, acuerdo </text:span><text:span text:style-name="T5">alrededor/sobre el uso de la cosa</text:span></text:p>
              <text:p text:style-name="P38"/>
              <text:p text:style-name="P33"/>
            </text:list-item>
            <text:list-item>
              <text:p text:style-name="P35"><text:span text:style-name="T1">Aval:</text:span><text:span text:style-name="T13"> </text:span><text:span text:style-name="T1">Oferta</text:span><text:span text:style-name="T13"> </text:span><text:span text:style-name="T1">de</text:span><text:span text:style-name="T13"> </text:span><text:span text:style-name="T1">servicio</text:span><text:span text:style-name="T13"> </text:span><text:span text:style-name="T1">de</text:span><text:span text:style-name="T13"> </text:span><text:span text:style-name="T1">ayuda</text:span><text:span text:style-name="T13"> </text:span><text:span text:style-name="T1">de</text:span><text:span text:style-name="T13"> </text:span><text:span text:style-name="T1">terceros</text:span><text:span text:style-name="T13"> </text:span><text:span text:style-name="T1">en</text:span><text:span text:style-name="T13"> </text:span><text:span text:style-name="T1">caso</text:span><text:span text:style-name="T13"> </text:span><text:span text:style-name="T1">de</text:span><text:span text:style-name="T13"> </text:span><text:span text:style-name="T1">daños</text:span><text:span text:style-name="T13"> </text:span><text:span text:style-name="T1">en</text:span><text:span text:style-name="T13"> </text:span><text:span text:style-name="T1">una</text:span><text:span text:style-name="T13"> </text:span><text:span text:style-name="T1">relación</text:span></text:p>
            </text:list-item>
            <text:list-item>
              <text:p text:style-name="P35"><text:span text:style-name="T1">Puntos:</text:span><text:span text:style-name="T13"> </text:span><text:span text:style-name="T1">Sistema</text:span><text:span text:style-name="T13"> </text:span><text:span text:style-name="T1">interno</text:span><text:span text:style-name="T13"> </text:span><text:span text:style-name="T1">medidor</text:span><text:span text:style-name="T13"> </text:span><text:span text:style-name="T1">de</text:span><text:span text:style-name="T13"> </text:span><text:span text:style-name="T1">actividad</text:span><text:span text:style-name="T13"> </text:span><text:span text:style-name="T1">y</text:span><text:span text:style-name="T13"> </text:span><text:span text:style-name="T1">reputacion </text:span></text:p>
            </text:list-item>
            <text:list-item>
              <text:p text:style-name="P34"><text:span text:style-name="T1">Compartiva:</text:span><text:span text:style-name="T13"> </text:span><text:span text:style-name="T1">es</text:span><text:span text:style-name="T13"> </text:span><text:span text:style-name="T1">un</text:span><text:span text:style-name="T13"> </text:span><text:span text:style-name="T1">sinónimo</text:span><text:span text:style-name="T13"> </text:span><text:span text:style-name="T1">de</text:span><text:span text:style-name="T13"> </text:span><text:span text:style-name="T1">compartible,</text:span><text:span text:style-name="T13"> </text:span><text:span text:style-name="T1">siendo</text:span><text:span text:style-name="T13"> </text:span><text:span text:style-name="T1">compartiva</text:span><text:span text:style-name="T13"> </text:span><text:span text:style-name="T1">una</text:span><text:span text:style-name="T13"> </text:span><text:span text:style-name="T1">palabra</text:span><text:span text:style-name="T13"> </text:span><text:span text:style-name="T1">que</text:span><text:span text:style-name="T13"> </text:span><text:span text:style-name="T1">hemos</text:span><text:span text:style-name="T13"> </text:span><text:span text:style-name="T1">creado para</text:span><text:span text:style-name="T13"> </text:span><text:span text:style-name="T1">facilitar</text:span><text:span text:style-name="T13"> </text:span><text:span text:style-name="T1">la</text:span><text:span text:style-name="T13"> </text:span><text:span text:style-name="T1">identificación</text:span><text:span text:style-name="T13"> </text:span><text:span text:style-name="T1">de</text:span><text:span text:style-name="T13"> </text:span><text:span text:style-name="T1">nuestra</text:span><text:span text:style-name="T13"> </text:span><text:span text:style-name="T1">filosofía.</text:span><text:span text:style-name="T13"> </text:span><text:span text:style-name="T1">Compartiva</text:span><text:span text:style-name="T13"> </text:span><text:span text:style-name="T1">Software</text:span><text:span text:style-name="T13"> </text:span><text:span text:style-name="T1">&amp;</text:span><text:span text:style-name="T13"> </text:span><text:span text:style-name="T1">Cousateca</text:span><text:span text:style-name="T13"> </text:span><text:span text:style-name="T1">Hardware. </text:span></text:p>
            </text:list-item>
            <text:list-item>
              <text:p text:style-name="P34"><text:span text:style-name="T1">Compartiva.net:</text:span><text:span text:style-name="T13"> </text:span><text:span text:style-name="T1">Una</text:span><text:span text:style-name="T13"> </text:span><text:span text:style-name="T1">plataforma</text:span><text:span text:style-name="T13"> </text:span><text:span text:style-name="T1">de</text:span><text:span text:style-name="T13"> </text:span><text:span text:style-name="T1">desarrollo</text:span><text:span text:style-name="T13"> </text:span><text:span text:style-name="T1">común</text:span><text:span text:style-name="T13"> </text:span><text:span text:style-name="T1">para</text:span><text:span text:style-name="T13"> </text:span><text:span text:style-name="T1">iniciativas</text:span><text:span text:style-name="T13"> </text:span><text:span text:style-name="T1">como</text:span><text:span text:style-name="T13"> </text:span><text:span text:style-name="T1">la</text:span><text:span text:style-name="T13"> </text:span><text:span text:style-name="T1">cousateca </text:span></text:p>
              <text:p text:style-name="P3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20:59:50.948524456</meta:creation-date>
    <dc:date>2017-10-09T23:36:46.274695717</dc:date>
    <meta:editing-duration>PT8M42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6" meta:paragraph-count="63" meta:word-count="1627" meta:character-count="10005" meta:non-whitespace-character-count="8433"/>
  </office:meta>
</office:document-meta>
</file>